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formula="of:=(RAND()*10)" office:value-type="float" office:value="1.83687079115743" calcext:value-type="float">
            <text:p>2</text:p>
          </table:table-cell>
          <table:table-cell table:formula="of:=(RAND()*10)" office:value-type="float" office:value="9.5287151189528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72331382824455" calcext:value-type="float">
            <text:p>2</text:p>
          </table:table-cell>
          <table:table-cell table:formula="of:=(RAND()*10)" office:value-type="float" office:value="8.6582464995166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59774860824691" calcext:value-type="float">
            <text:p>2</text:p>
          </table:table-cell>
          <table:table-cell table:formula="of:=(RAND()*10)" office:value-type="float" office:value="3.75693160498397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06319863068535" calcext:value-type="float">
            <text:p>1</text:p>
          </table:table-cell>
          <table:table-cell table:formula="of:=(RAND()*10)" office:value-type="float" office:value="8.54180132497448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37149994467041" calcext:value-type="float">
            <text:p>7</text:p>
          </table:table-cell>
          <table:table-cell table:formula="of:=(RAND()*10)" office:value-type="float" office:value="3.045991866455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70954867095505" calcext:value-type="float">
            <text:p>2</text:p>
          </table:table-cell>
          <table:table-cell table:formula="of:=(RAND()*10)" office:value-type="float" office:value="7.4801749987428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0.335690942504567" calcext:value-type="float">
            <text:p>0</text:p>
          </table:table-cell>
          <table:table-cell table:formula="of:=(RAND()*10)" office:value-type="float" office:value="6.89058714517608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54674969575718" calcext:value-type="float">
            <text:p>2</text:p>
          </table:table-cell>
          <table:table-cell table:formula="of:=(RAND()*10)" office:value-type="float" office:value="1.841420883384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0.253659659556349" calcext:value-type="float">
            <text:p>0</text:p>
          </table:table-cell>
          <table:table-cell table:formula="of:=(RAND()*10)" office:value-type="float" office:value="6.8822224320865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97378948926158" calcext:value-type="float">
            <text:p>3</text:p>
          </table:table-cell>
          <table:table-cell table:formula="of:=(RAND()*10)" office:value-type="float" office:value="1.1063765632375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9.91363487810207" calcext:value-type="float">
            <text:p>10</text:p>
          </table:table-cell>
          <table:table-cell table:formula="of:=(RAND()*10)" office:value-type="float" office:value="9.61513262860423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19500142056704" calcext:value-type="float">
            <text:p>2</text:p>
          </table:table-cell>
          <table:table-cell table:formula="of:=(RAND()*10)" office:value-type="float" office:value="2.4527479625244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7974427617509" calcext:value-type="float">
            <text:p>8</text:p>
          </table:table-cell>
          <table:table-cell table:formula="of:=(RAND()*10)" office:value-type="float" office:value="1.3450464043922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9.67777440586967" calcext:value-type="float">
            <text:p>10</text:p>
          </table:table-cell>
          <table:table-cell table:formula="of:=(RAND()*10)" office:value-type="float" office:value="1.0793054226720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5481855772384" calcext:value-type="float">
            <text:p>9</text:p>
          </table:table-cell>
          <table:table-cell table:formula="of:=(RAND()*10)" office:value-type="float" office:value="7.933636737640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67955603618383" calcext:value-type="float">
            <text:p>9</text:p>
          </table:table-cell>
          <table:table-cell table:formula="of:=(RAND()*10)" office:value-type="float" office:value="9.9011604403327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83332910313048" calcext:value-type="float">
            <text:p>6</text:p>
          </table:table-cell>
          <table:table-cell table:formula="of:=(RAND()*10)" office:value-type="float" office:value="8.8344918085620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14132726737861" calcext:value-type="float">
            <text:p>1</text:p>
          </table:table-cell>
          <table:table-cell table:formula="of:=(RAND()*10)" office:value-type="float" office:value="9.247079105467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86637250622044" calcext:value-type="float">
            <text:p>9</text:p>
          </table:table-cell>
          <table:table-cell table:formula="of:=(RAND()*10)" office:value-type="float" office:value="8.2532698471268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56623675344717" calcext:value-type="float">
            <text:p>8</text:p>
          </table:table-cell>
          <table:table-cell table:formula="of:=(RAND()*10)" office:value-type="float" office:value="0.59896876532564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4.06439846660823" calcext:value-type="float">
            <text:p>4</text:p>
          </table:table-cell>
          <table:table-cell table:formula="of:=(RAND()*10)" office:value-type="float" office:value="3.0360684697802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54577025135277" calcext:value-type="float">
            <text:p>8</text:p>
          </table:table-cell>
          <table:table-cell table:formula="of:=(RAND()*10)" office:value-type="float" office:value="0.782326818172493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13266292717813" calcext:value-type="float">
            <text:p>7</text:p>
          </table:table-cell>
          <table:table-cell table:formula="of:=(RAND()*10)" office:value-type="float" office:value="4.4807478819071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07243335580082" calcext:value-type="float">
            <text:p>6</text:p>
          </table:table-cell>
          <table:table-cell table:formula="of:=(RAND()*10)" office:value-type="float" office:value="5.5855475593250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3.91769973406221" calcext:value-type="float">
            <text:p>4</text:p>
          </table:table-cell>
          <table:table-cell table:formula="of:=(RAND()*10)" office:value-type="float" office:value="2.4536601181276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0.501198933253496" calcext:value-type="float">
            <text:p>1</text:p>
          </table:table-cell>
          <table:table-cell table:formula="of:=(RAND()*10)" office:value-type="float" office:value="9.73260219381758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77626712236651" calcext:value-type="float">
            <text:p>7</text:p>
          </table:table-cell>
          <table:table-cell table:formula="of:=(RAND()*10)" office:value-type="float" office:value="3.3067195096164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02559258136202" calcext:value-type="float">
            <text:p>1</text:p>
          </table:table-cell>
          <table:table-cell table:formula="of:=(RAND()*10)" office:value-type="float" office:value="9.8878239597223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7980152770478" calcext:value-type="float">
            <text:p>2</text:p>
          </table:table-cell>
          <table:table-cell table:formula="of:=(RAND()*10)" office:value-type="float" office:value="3.830568382495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9431488373578" calcext:value-type="float">
            <text:p>2</text:p>
          </table:table-cell>
          <table:table-cell table:formula="of:=(RAND()*10)" office:value-type="float" office:value="7.9225830472258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42919092018768" calcext:value-type="float">
            <text:p>8</text:p>
          </table:table-cell>
          <table:table-cell table:formula="of:=(RAND()*10)" office:value-type="float" office:value="1.3549014020090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21912271437952" calcext:value-type="float">
            <text:p>2</text:p>
          </table:table-cell>
          <table:table-cell table:formula="of:=(RAND()*10)" office:value-type="float" office:value="3.522201768674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18076952744808" calcext:value-type="float">
            <text:p>7</text:p>
          </table:table-cell>
          <table:table-cell table:formula="of:=(RAND()*10)" office:value-type="float" office:value="4.7959272385331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19212288067124" calcext:value-type="float">
            <text:p>8</text:p>
          </table:table-cell>
          <table:table-cell table:formula="of:=(RAND()*10)" office:value-type="float" office:value="5.7602143742842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09396084822676" calcext:value-type="float">
            <text:p>5</text:p>
          </table:table-cell>
          <table:table-cell table:formula="of:=(RAND()*10)" office:value-type="float" office:value="3.8055749558193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90622764472591" calcext:value-type="float">
            <text:p>9</text:p>
          </table:table-cell>
          <table:table-cell table:formula="of:=(RAND()*10)" office:value-type="float" office:value="2.4046723654171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80999358653904" calcext:value-type="float">
            <text:p>8</text:p>
          </table:table-cell>
          <table:table-cell table:formula="of:=(RAND()*10)" office:value-type="float" office:value="6.2347626217224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27916290800872" calcext:value-type="float">
            <text:p>2</text:p>
          </table:table-cell>
          <table:table-cell table:formula="of:=(RAND()*10)" office:value-type="float" office:value="5.8857674374810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93028092509018" calcext:value-type="float">
            <text:p>2</text:p>
          </table:table-cell>
          <table:table-cell table:formula="of:=(RAND()*10)" office:value-type="float" office:value="7.3612237148350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18803519844734" calcext:value-type="float">
            <text:p>7</text:p>
          </table:table-cell>
          <table:table-cell table:formula="of:=(RAND()*10)" office:value-type="float" office:value="2.11326769011025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10466152572349" calcext:value-type="float">
            <text:p>7</text:p>
          </table:table-cell>
          <table:table-cell table:formula="of:=(RAND()*10)" office:value-type="float" office:value="9.84027913369371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8.48374489856182" calcext:value-type="float">
            <text:p>8</text:p>
          </table:table-cell>
          <table:table-cell table:formula="of:=(RAND()*10)" office:value-type="float" office:value="4.0924058569629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11066876595204" calcext:value-type="float">
            <text:p>5</text:p>
          </table:table-cell>
          <table:table-cell table:formula="of:=(RAND()*10)" office:value-type="float" office:value="5.4261741286250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51347930575357" calcext:value-type="float">
            <text:p>8</text:p>
          </table:table-cell>
          <table:table-cell table:formula="of:=(RAND()*10)" office:value-type="float" office:value="8.2527269047609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91243234186829" calcext:value-type="float">
            <text:p>7</text:p>
          </table:table-cell>
          <table:table-cell table:formula="of:=(RAND()*10)" office:value-type="float" office:value="3.0448226160774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0.169452296970091" calcext:value-type="float">
            <text:p>0</text:p>
          </table:table-cell>
          <table:table-cell table:formula="of:=(RAND()*10)" office:value-type="float" office:value="0.152033691576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41473665234283" calcext:value-type="float">
            <text:p>6</text:p>
          </table:table-cell>
          <table:table-cell table:formula="of:=(RAND()*10)" office:value-type="float" office:value="3.6664239295487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3.61710879126948" calcext:value-type="float">
            <text:p>4</text:p>
          </table:table-cell>
          <table:table-cell table:formula="of:=(RAND()*10)" office:value-type="float" office:value="0.65235425295609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70735724962926" calcext:value-type="float">
            <text:p>8</text:p>
          </table:table-cell>
          <table:table-cell table:formula="of:=(RAND()*10)" office:value-type="float" office:value="5.8727439993753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4.27238999521277" calcext:value-type="float">
            <text:p>4</text:p>
          </table:table-cell>
          <table:table-cell table:formula="of:=(RAND()*10)" office:value-type="float" office:value="2.1631703821083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7633400929566" calcext:value-type="float">
            <text:p>3</text:p>
          </table:table-cell>
          <table:table-cell table:formula="of:=(RAND()*10)" office:value-type="float" office:value="8.6878015108233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96067434340644" calcext:value-type="float">
            <text:p>8</text:p>
          </table:table-cell>
          <table:table-cell table:formula="of:=(RAND()*10)" office:value-type="float" office:value="0.0014434044448458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7.88480250575643" calcext:value-type="float">
            <text:p>8</text:p>
          </table:table-cell>
          <table:table-cell table:formula="of:=(RAND()*10)" office:value-type="float" office:value="9.86557923416789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75196151906216" calcext:value-type="float">
            <text:p>6</text:p>
          </table:table-cell>
          <table:table-cell table:formula="of:=(RAND()*10)" office:value-type="float" office:value="4.8834444875712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18444722032707" calcext:value-type="float">
            <text:p>1</text:p>
          </table:table-cell>
          <table:table-cell table:formula="of:=(RAND()*10)" office:value-type="float" office:value="7.1349812335538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3.96407944458297" calcext:value-type="float">
            <text:p>4</text:p>
          </table:table-cell>
          <table:table-cell table:formula="of:=(RAND()*10)" office:value-type="float" office:value="8.0380460890354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10126946263552" calcext:value-type="float">
            <text:p>5</text:p>
          </table:table-cell>
          <table:table-cell table:formula="of:=(RAND()*10)" office:value-type="float" office:value="0.21507540512705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35983952018209" calcext:value-type="float">
            <text:p>6</text:p>
          </table:table-cell>
          <table:table-cell table:formula="of:=(RAND()*10)" office:value-type="float" office:value="8.7706553133956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90130539982341" calcext:value-type="float">
            <text:p>6</text:p>
          </table:table-cell>
          <table:table-cell table:formula="of:=(RAND()*10)" office:value-type="float" office:value="4.9322606208495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6.76000874423468" calcext:value-type="float">
            <text:p>7</text:p>
          </table:table-cell>
          <table:table-cell table:formula="of:=(RAND()*10)" office:value-type="float" office:value="3.1235616708942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3.46752502547977" calcext:value-type="float">
            <text:p>3</text:p>
          </table:table-cell>
          <table:table-cell table:formula="of:=(RAND()*10)" office:value-type="float" office:value="7.1486905682064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3.94168180794623" calcext:value-type="float">
            <text:p>4</text:p>
          </table:table-cell>
          <table:table-cell table:formula="of:=(RAND()*10)" office:value-type="float" office:value="3.9691695871238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5.48045720076702" calcext:value-type="float">
            <text:p>5</text:p>
          </table:table-cell>
          <table:table-cell table:formula="of:=(RAND()*10)" office:value-type="float" office:value="9.3216127432364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2.78856235650018" calcext:value-type="float">
            <text:p>3</text:p>
          </table:table-cell>
          <table:table-cell table:formula="of:=(RAND()*10)" office:value-type="float" office:value="2.7787199741215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formula="of:=(RAND()*10)" office:value-type="float" office:value="1.6160033595306" calcext:value-type="float">
            <text:p>2</text:p>
          </table:table-cell>
          <table:table-cell table:formula="of:=(RAND()*10)" office:value-type="float" office:value="6.2867543296687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5590865688323" calcext:value-type="float">
            <text:p>4</text:p>
          </table:table-cell>
          <table:table-cell table:formula="of:=(RAND()*10)" office:value-type="float" office:value="5.6892292297397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1013568584997" calcext:value-type="float">
            <text:p>4</text:p>
          </table:table-cell>
          <table:table-cell table:formula="of:=(RAND()*10)" office:value-type="float" office:value="4.6339841776436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7781446664455" calcext:value-type="float">
            <text:p>3</text:p>
          </table:table-cell>
          <table:table-cell table:formula="of:=(RAND()*10)" office:value-type="float" office:value="3.719115019813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2645402425429" calcext:value-type="float">
            <text:p>2</text:p>
          </table:table-cell>
          <table:table-cell table:formula="of:=(RAND()*10)" office:value-type="float" office:value="4.9297765416856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0140653056182" calcext:value-type="float">
            <text:p>6</text:p>
          </table:table-cell>
          <table:table-cell table:formula="of:=(RAND()*10)" office:value-type="float" office:value="6.9150163075401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28414286332844" calcext:value-type="float">
            <text:p>1</text:p>
          </table:table-cell>
          <table:table-cell table:formula="of:=(RAND()*10)" office:value-type="float" office:value="1.9851477299750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90629621989867" calcext:value-type="float">
            <text:p>3</text:p>
          </table:table-cell>
          <table:table-cell table:formula="of:=(RAND()*10)" office:value-type="float" office:value="3.2358215408475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1783701986286" calcext:value-type="float">
            <text:p>7</text:p>
          </table:table-cell>
          <table:table-cell table:formula="of:=(RAND()*10)" office:value-type="float" office:value="8.1151428687155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8056467290617" calcext:value-type="float">
            <text:p>4</text:p>
          </table:table-cell>
          <table:table-cell table:formula="of:=(RAND()*10)" office:value-type="float" office:value="8.1953046721177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1538045095353" calcext:value-type="float">
            <text:p>0</text:p>
          </table:table-cell>
          <table:table-cell table:formula="of:=(RAND()*10)" office:value-type="float" office:value="5.0410540556038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80421468120086" calcext:value-type="float">
            <text:p>5</text:p>
          </table:table-cell>
          <table:table-cell table:formula="of:=(RAND()*10)" office:value-type="float" office:value="0.73767645763299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90048572038532" calcext:value-type="float">
            <text:p>2</text:p>
          </table:table-cell>
          <table:table-cell table:formula="of:=(RAND()*10)" office:value-type="float" office:value="2.5136823497264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2811552990774" calcext:value-type="float">
            <text:p>2</text:p>
          </table:table-cell>
          <table:table-cell table:formula="of:=(RAND()*10)" office:value-type="float" office:value="2.886274913079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3713096921445" calcext:value-type="float">
            <text:p>3</text:p>
          </table:table-cell>
          <table:table-cell table:formula="of:=(RAND()*10)" office:value-type="float" office:value="3.8693547117179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48440877262097" calcext:value-type="float">
            <text:p>7</text:p>
          </table:table-cell>
          <table:table-cell table:formula="of:=(RAND()*10)" office:value-type="float" office:value="4.28152369144735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23387179140267" calcext:value-type="float">
            <text:p>2</text:p>
          </table:table-cell>
          <table:table-cell table:formula="of:=(RAND()*10)" office:value-type="float" office:value="4.2788998527836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74620478119773" calcext:value-type="float">
            <text:p>0</text:p>
          </table:table-cell>
          <table:table-cell table:formula="of:=(RAND()*10)" office:value-type="float" office:value="7.4107034939148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797325024406459" calcext:value-type="float">
            <text:p>1</text:p>
          </table:table-cell>
          <table:table-cell table:formula="of:=(RAND()*10)" office:value-type="float" office:value="1.6227146868418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49136896313334" calcext:value-type="float">
            <text:p>1</text:p>
          </table:table-cell>
          <table:table-cell table:formula="of:=(RAND()*10)" office:value-type="float" office:value="1.8692360468807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7958539343235" calcext:value-type="float">
            <text:p>7</text:p>
          </table:table-cell>
          <table:table-cell table:formula="of:=(RAND()*10)" office:value-type="float" office:value="1.9116619237322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6028563554758" calcext:value-type="float">
            <text:p>5</text:p>
          </table:table-cell>
          <table:table-cell table:formula="of:=(RAND()*10)" office:value-type="float" office:value="3.3544354903994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4712415481981" calcext:value-type="float">
            <text:p>9</text:p>
          </table:table-cell>
          <table:table-cell table:formula="of:=(RAND()*10)" office:value-type="float" office:value="1.3834192540459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51502333141419" calcext:value-type="float">
            <text:p>1</text:p>
          </table:table-cell>
          <table:table-cell table:formula="of:=(RAND()*10)" office:value-type="float" office:value="6.9382568414546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0098341738352" calcext:value-type="float">
            <text:p>3</text:p>
          </table:table-cell>
          <table:table-cell table:formula="of:=(RAND()*10)" office:value-type="float" office:value="2.6522902650387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1642247795603" calcext:value-type="float">
            <text:p>4</text:p>
          </table:table-cell>
          <table:table-cell table:formula="of:=(RAND()*10)" office:value-type="float" office:value="1.45067334664233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6009233163115" calcext:value-type="float">
            <text:p>9</text:p>
          </table:table-cell>
          <table:table-cell table:formula="of:=(RAND()*10)" office:value-type="float" office:value="3.1915053274429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4255979670559" calcext:value-type="float">
            <text:p>5</text:p>
          </table:table-cell>
          <table:table-cell table:formula="of:=(RAND()*10)" office:value-type="float" office:value="7.2991862246583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98749300283538" calcext:value-type="float">
            <text:p>7</text:p>
          </table:table-cell>
          <table:table-cell table:formula="of:=(RAND()*10)" office:value-type="float" office:value="0.76646166070795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1098044743918" calcext:value-type="float">
            <text:p>3</text:p>
          </table:table-cell>
          <table:table-cell table:formula="of:=(RAND()*10)" office:value-type="float" office:value="7.6855860909767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08821558738868" calcext:value-type="float">
            <text:p>4</text:p>
          </table:table-cell>
          <table:table-cell table:formula="of:=(RAND()*10)" office:value-type="float" office:value="6.085664146383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1707958893907" calcext:value-type="float">
            <text:p>9</text:p>
          </table:table-cell>
          <table:table-cell table:formula="of:=(RAND()*10)" office:value-type="float" office:value="6.9552458130165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93497253106058" calcext:value-type="float">
            <text:p>0</text:p>
          </table:table-cell>
          <table:table-cell table:formula="of:=(RAND()*10)" office:value-type="float" office:value="2.8385266455894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91114725617036" calcext:value-type="float">
            <text:p>8</text:p>
          </table:table-cell>
          <table:table-cell table:formula="of:=(RAND()*10)" office:value-type="float" office:value="3.7895968971396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1257419720998" calcext:value-type="float">
            <text:p>6</text:p>
          </table:table-cell>
          <table:table-cell table:formula="of:=(RAND()*10)" office:value-type="float" office:value="1.11594584485827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566894527229" calcext:value-type="float">
            <text:p>1</text:p>
          </table:table-cell>
          <table:table-cell table:formula="of:=(RAND()*10)" office:value-type="float" office:value="4.1176699592337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96419601366519" calcext:value-type="float">
            <text:p>1</text:p>
          </table:table-cell>
          <table:table-cell table:formula="of:=(RAND()*10)" office:value-type="float" office:value="0.36468140752134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3472807268095" calcext:value-type="float">
            <text:p>3</text:p>
          </table:table-cell>
          <table:table-cell table:formula="of:=(RAND()*10)" office:value-type="float" office:value="7.9852884296833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3840620900361" calcext:value-type="float">
            <text:p>8</text:p>
          </table:table-cell>
          <table:table-cell table:formula="of:=(RAND()*10)" office:value-type="float" office:value="2.8483353288102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19472019519339" calcext:value-type="float">
            <text:p>7</text:p>
          </table:table-cell>
          <table:table-cell table:formula="of:=(RAND()*10)" office:value-type="float" office:value="3.15149384520104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4004912147138" calcext:value-type="float">
            <text:p>3</text:p>
          </table:table-cell>
          <table:table-cell table:formula="of:=(RAND()*10)" office:value-type="float" office:value="6.6918549455767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90948806983423" calcext:value-type="float">
            <text:p>8</text:p>
          </table:table-cell>
          <table:table-cell table:formula="of:=(RAND()*10)" office:value-type="float" office:value="0.28794821930917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93294388375233" calcext:value-type="float">
            <text:p>8</text:p>
          </table:table-cell>
          <table:table-cell table:formula="of:=(RAND()*10)" office:value-type="float" office:value="6.3279868741389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51530347870133" calcext:value-type="float">
            <text:p>8</text:p>
          </table:table-cell>
          <table:table-cell table:formula="of:=(RAND()*10)" office:value-type="float" office:value="9.59723601053799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6081164252663" calcext:value-type="float">
            <text:p>5</text:p>
          </table:table-cell>
          <table:table-cell table:formula="of:=(RAND()*10)" office:value-type="float" office:value="8.1300881093798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3951754710274" calcext:value-type="float">
            <text:p>5</text:p>
          </table:table-cell>
          <table:table-cell table:formula="of:=(RAND()*10)" office:value-type="float" office:value="2.7823269319805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7491627415682" calcext:value-type="float">
            <text:p>9</text:p>
          </table:table-cell>
          <table:table-cell table:formula="of:=(RAND()*10)" office:value-type="float" office:value="6.7345796982493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77930229387929" calcext:value-type="float">
            <text:p>9</text:p>
          </table:table-cell>
          <table:table-cell table:formula="of:=(RAND()*10)" office:value-type="float" office:value="6.8930038318462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7470310652875" calcext:value-type="float">
            <text:p>9</text:p>
          </table:table-cell>
          <table:table-cell table:formula="of:=(RAND()*10)" office:value-type="float" office:value="0.43855868929341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6298593115985" calcext:value-type="float">
            <text:p>5</text:p>
          </table:table-cell>
          <table:table-cell table:formula="of:=(RAND()*10)" office:value-type="float" office:value="7.750619416565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9103034541711" calcext:value-type="float">
            <text:p>8</text:p>
          </table:table-cell>
          <table:table-cell table:formula="of:=(RAND()*10)" office:value-type="float" office:value="7.5095913485268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60919759977165" calcext:value-type="float">
            <text:p>4</text:p>
          </table:table-cell>
          <table:table-cell table:formula="of:=(RAND()*10)" office:value-type="float" office:value="1.0267965560688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59548562879096" calcext:value-type="float">
            <text:p>5</text:p>
          </table:table-cell>
          <table:table-cell table:formula="of:=(RAND()*10)" office:value-type="float" office:value="4.1337444898835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2037898068784" calcext:value-type="float">
            <text:p>10</text:p>
          </table:table-cell>
          <table:table-cell table:formula="of:=(RAND()*10)" office:value-type="float" office:value="5.5469847307191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0571618482098" calcext:value-type="float">
            <text:p>7</text:p>
          </table:table-cell>
          <table:table-cell table:formula="of:=(RAND()*10)" office:value-type="float" office:value="4.8127839435870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6454653457173" calcext:value-type="float">
            <text:p>2</text:p>
          </table:table-cell>
          <table:table-cell table:formula="of:=(RAND()*10)" office:value-type="float" office:value="6.7299270963072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7178561245516" calcext:value-type="float">
            <text:p>8</text:p>
          </table:table-cell>
          <table:table-cell table:formula="of:=(RAND()*10)" office:value-type="float" office:value="7.3335305377853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8839131879026" calcext:value-type="float">
            <text:p>3</text:p>
          </table:table-cell>
          <table:table-cell table:formula="of:=(RAND()*10)" office:value-type="float" office:value="2.9282985679817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14202743534755" calcext:value-type="float">
            <text:p>0</text:p>
          </table:table-cell>
          <table:table-cell table:formula="of:=(RAND()*10)" office:value-type="float" office:value="1.4890568815407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5520194933079" calcext:value-type="float">
            <text:p>2</text:p>
          </table:table-cell>
          <table:table-cell table:formula="of:=(RAND()*10)" office:value-type="float" office:value="7.5136261452175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0774604520216" calcext:value-type="float">
            <text:p>5</text:p>
          </table:table-cell>
          <table:table-cell table:formula="of:=(RAND()*10)" office:value-type="float" office:value="3.0724733258981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7106752675091" calcext:value-type="float">
            <text:p>1</text:p>
          </table:table-cell>
          <table:table-cell table:formula="of:=(RAND()*10)" office:value-type="float" office:value="5.5522023300259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4458331507601" calcext:value-type="float">
            <text:p>4</text:p>
          </table:table-cell>
          <table:table-cell table:formula="of:=(RAND()*10)" office:value-type="float" office:value="1.505026344916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4834099184241" calcext:value-type="float">
            <text:p>5</text:p>
          </table:table-cell>
          <table:table-cell table:formula="of:=(RAND()*10)" office:value-type="float" office:value="0.0103923273795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6635022508057" calcext:value-type="float">
            <text:p>2</text:p>
          </table:table-cell>
          <table:table-cell table:formula="of:=(RAND()*10)" office:value-type="float" office:value="8.768187305349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4538182539957" calcext:value-type="float">
            <text:p>9</text:p>
          </table:table-cell>
          <table:table-cell table:formula="of:=(RAND()*10)" office:value-type="float" office:value="6.6105155614538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1842656284363" calcext:value-type="float">
            <text:p>3</text:p>
          </table:table-cell>
          <table:table-cell table:formula="of:=(RAND()*10)" office:value-type="float" office:value="5.2772566254327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92537205160074" calcext:value-type="float">
            <text:p>1</text:p>
          </table:table-cell>
          <table:table-cell table:formula="of:=(RAND()*10)" office:value-type="float" office:value="5.0148690228893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9686022434879" calcext:value-type="float">
            <text:p>4</text:p>
          </table:table-cell>
          <table:table-cell table:formula="of:=(RAND()*10)" office:value-type="float" office:value="7.7962029072928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5778725557005" calcext:value-type="float">
            <text:p>2</text:p>
          </table:table-cell>
          <table:table-cell table:formula="of:=(RAND()*10)" office:value-type="float" office:value="9.4808082667386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82960832774442" calcext:value-type="float">
            <text:p>0</text:p>
          </table:table-cell>
          <table:table-cell table:formula="of:=(RAND()*10)" office:value-type="float" office:value="4.6935609110446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4757660033719" calcext:value-type="float">
            <text:p>3</text:p>
          </table:table-cell>
          <table:table-cell table:formula="of:=(RAND()*10)" office:value-type="float" office:value="5.9806988137043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87169542114815" calcext:value-type="float">
            <text:p>0</text:p>
          </table:table-cell>
          <table:table-cell table:formula="of:=(RAND()*10)" office:value-type="float" office:value="3.4412867730203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2372187339554" calcext:value-type="float">
            <text:p>7</text:p>
          </table:table-cell>
          <table:table-cell table:formula="of:=(RAND()*10)" office:value-type="float" office:value="7.1720608623004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4574756375339" calcext:value-type="float">
            <text:p>7</text:p>
          </table:table-cell>
          <table:table-cell table:formula="of:=(RAND()*10)" office:value-type="float" office:value="1.1743304832097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9279005492014" calcext:value-type="float">
            <text:p>2</text:p>
          </table:table-cell>
          <table:table-cell table:formula="of:=(RAND()*10)" office:value-type="float" office:value="2.7161822715075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57847188790544" calcext:value-type="float">
            <text:p>8</text:p>
          </table:table-cell>
          <table:table-cell table:formula="of:=(RAND()*10)" office:value-type="float" office:value="3.7860410559663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32711124983344" calcext:value-type="float">
            <text:p>0</text:p>
          </table:table-cell>
          <table:table-cell table:formula="of:=(RAND()*10)" office:value-type="float" office:value="5.1738641503527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9353753724452" calcext:value-type="float">
            <text:p>10</text:p>
          </table:table-cell>
          <table:table-cell table:formula="of:=(RAND()*10)" office:value-type="float" office:value="7.1572187813155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57681964897395" calcext:value-type="float">
            <text:p>1</text:p>
          </table:table-cell>
          <table:table-cell table:formula="of:=(RAND()*10)" office:value-type="float" office:value="0.170444902222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3325706696297" calcext:value-type="float">
            <text:p>2</text:p>
          </table:table-cell>
          <table:table-cell table:formula="of:=(RAND()*10)" office:value-type="float" office:value="4.9005281323431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5358196051152" calcext:value-type="float">
            <text:p>9</text:p>
          </table:table-cell>
          <table:table-cell table:formula="of:=(RAND()*10)" office:value-type="float" office:value="8.2937718236664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7329926641829" calcext:value-type="float">
            <text:p>3</text:p>
          </table:table-cell>
          <table:table-cell table:formula="of:=(RAND()*10)" office:value-type="float" office:value="6.2120941730500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765051972043" calcext:value-type="float">
            <text:p>5</text:p>
          </table:table-cell>
          <table:table-cell table:formula="of:=(RAND()*10)" office:value-type="float" office:value="1.0685834176974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76732329584658" calcext:value-type="float">
            <text:p>9</text:p>
          </table:table-cell>
          <table:table-cell table:formula="of:=(RAND()*10)" office:value-type="float" office:value="4.2271475934480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10158377752768" calcext:value-type="float">
            <text:p>5</text:p>
          </table:table-cell>
          <table:table-cell table:formula="of:=(RAND()*10)" office:value-type="float" office:value="6.52534586135448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7033990082932" calcext:value-type="float">
            <text:p>6</text:p>
          </table:table-cell>
          <table:table-cell table:formula="of:=(RAND()*10)" office:value-type="float" office:value="7.6961449419405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8432117858344" calcext:value-type="float">
            <text:p>5</text:p>
          </table:table-cell>
          <table:table-cell table:formula="of:=(RAND()*10)" office:value-type="float" office:value="7.5019326310612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3618570385535" calcext:value-type="float">
            <text:p>2</text:p>
          </table:table-cell>
          <table:table-cell table:formula="of:=(RAND()*10)" office:value-type="float" office:value="5.5798671215965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78411429012144" calcext:value-type="float">
            <text:p>9</text:p>
          </table:table-cell>
          <table:table-cell table:formula="of:=(RAND()*10)" office:value-type="float" office:value="4.4134227059175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8008848462271" calcext:value-type="float">
            <text:p>5</text:p>
          </table:table-cell>
          <table:table-cell table:formula="of:=(RAND()*10)" office:value-type="float" office:value="5.5947482710648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53086217617049" calcext:value-type="float">
            <text:p>7</text:p>
          </table:table-cell>
          <table:table-cell table:formula="of:=(RAND()*10)" office:value-type="float" office:value="9.05082272117251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4342660253791" calcext:value-type="float">
            <text:p>9</text:p>
          </table:table-cell>
          <table:table-cell table:formula="of:=(RAND()*10)" office:value-type="float" office:value="7.7719031371308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08144108858331" calcext:value-type="float">
            <text:p>1</text:p>
          </table:table-cell>
          <table:table-cell table:formula="of:=(RAND()*10)" office:value-type="float" office:value="5.6281500969633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207069015994" calcext:value-type="float">
            <text:p>1</text:p>
          </table:table-cell>
          <table:table-cell table:formula="of:=(RAND()*10)" office:value-type="float" office:value="0.47396329880184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24749429179137" calcext:value-type="float">
            <text:p>3</text:p>
          </table:table-cell>
          <table:table-cell table:formula="of:=(RAND()*10)" office:value-type="float" office:value="0.7918396188804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7116955051078" calcext:value-type="float">
            <text:p>4</text:p>
          </table:table-cell>
          <table:table-cell table:formula="of:=(RAND()*10)" office:value-type="float" office:value="5.3020592931219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07298535089046" calcext:value-type="float">
            <text:p>9</text:p>
          </table:table-cell>
          <table:table-cell table:formula="of:=(RAND()*10)" office:value-type="float" office:value="6.3930725322313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0418452449808" calcext:value-type="float">
            <text:p>10</text:p>
          </table:table-cell>
          <table:table-cell table:formula="of:=(RAND()*10)" office:value-type="float" office:value="6.1412656427642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3504984386232" calcext:value-type="float">
            <text:p>7</text:p>
          </table:table-cell>
          <table:table-cell table:formula="of:=(RAND()*10)" office:value-type="float" office:value="0.038382933408776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5224829138865" calcext:value-type="float">
            <text:p>4</text:p>
          </table:table-cell>
          <table:table-cell table:formula="of:=(RAND()*10)" office:value-type="float" office:value="3.8376194152912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4588403419804" calcext:value-type="float">
            <text:p>1</text:p>
          </table:table-cell>
          <table:table-cell table:formula="of:=(RAND()*10)" office:value-type="float" office:value="0.10561709431197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91840110662042" calcext:value-type="float">
            <text:p>4</text:p>
          </table:table-cell>
          <table:table-cell table:formula="of:=(RAND()*10)" office:value-type="float" office:value="6.7629299237411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51449176989592" calcext:value-type="float">
            <text:p>7</text:p>
          </table:table-cell>
          <table:table-cell table:formula="of:=(RAND()*10)" office:value-type="float" office:value="8.9494088658599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38314839338106" calcext:value-type="float">
            <text:p>1</text:p>
          </table:table-cell>
          <table:table-cell table:formula="of:=(RAND()*10)" office:value-type="float" office:value="2.9087946591273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33824693014402" calcext:value-type="float">
            <text:p>1</text:p>
          </table:table-cell>
          <table:table-cell table:formula="of:=(RAND()*10)" office:value-type="float" office:value="7.5459221385228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34896848192991" calcext:value-type="float">
            <text:p>3</text:p>
          </table:table-cell>
          <table:table-cell table:formula="of:=(RAND()*10)" office:value-type="float" office:value="8.3846680071890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66261291777873" calcext:value-type="float">
            <text:p>9</text:p>
          </table:table-cell>
          <table:table-cell table:formula="of:=(RAND()*10)" office:value-type="float" office:value="2.1719646560721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1440337259402" calcext:value-type="float">
            <text:p>10</text:p>
          </table:table-cell>
          <table:table-cell table:formula="of:=(RAND()*10)" office:value-type="float" office:value="7.229939320131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0957947150435" calcext:value-type="float">
            <text:p>6</text:p>
          </table:table-cell>
          <table:table-cell table:formula="of:=(RAND()*10)" office:value-type="float" office:value="1.5621986192821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42704617984388" calcext:value-type="float">
            <text:p>5</text:p>
          </table:table-cell>
          <table:table-cell table:formula="of:=(RAND()*10)" office:value-type="float" office:value="0.80048615972552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69634525068128" calcext:value-type="float">
            <text:p>7</text:p>
          </table:table-cell>
          <table:table-cell table:formula="of:=(RAND()*10)" office:value-type="float" office:value="1.0075575618165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5053392952408" calcext:value-type="float">
            <text:p>9</text:p>
          </table:table-cell>
          <table:table-cell table:formula="of:=(RAND()*10)" office:value-type="float" office:value="1.209972403873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4288398643317" calcext:value-type="float">
            <text:p>9</text:p>
          </table:table-cell>
          <table:table-cell table:formula="of:=(RAND()*10)" office:value-type="float" office:value="0.559561460449943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9719503374087" calcext:value-type="float">
            <text:p>9</text:p>
          </table:table-cell>
          <table:table-cell table:formula="of:=(RAND()*10)" office:value-type="float" office:value="4.6308770418565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8009616485591" calcext:value-type="float">
            <text:p>9</text:p>
          </table:table-cell>
          <table:table-cell table:formula="of:=(RAND()*10)" office:value-type="float" office:value="9.2630713702477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2351890805482" calcext:value-type="float">
            <text:p>9</text:p>
          </table:table-cell>
          <table:table-cell table:formula="of:=(RAND()*10)" office:value-type="float" office:value="4.475103257061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40818053478018" calcext:value-type="float">
            <text:p>7</text:p>
          </table:table-cell>
          <table:table-cell table:formula="of:=(RAND()*10)" office:value-type="float" office:value="9.53584710505428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155276052946" calcext:value-type="float">
            <text:p>4</text:p>
          </table:table-cell>
          <table:table-cell table:formula="of:=(RAND()*10)" office:value-type="float" office:value="3.9730914689129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2178757457673" calcext:value-type="float">
            <text:p>9</text:p>
          </table:table-cell>
          <table:table-cell table:formula="of:=(RAND()*10)" office:value-type="float" office:value="3.6770399529686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6550717204913" calcext:value-type="float">
            <text:p>6</text:p>
          </table:table-cell>
          <table:table-cell table:formula="of:=(RAND()*10)" office:value-type="float" office:value="4.4704501733617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9559315773379" calcext:value-type="float">
            <text:p>10</text:p>
          </table:table-cell>
          <table:table-cell table:formula="of:=(RAND()*10)" office:value-type="float" office:value="0.75194362954421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0607139572138" calcext:value-type="float">
            <text:p>10</text:p>
          </table:table-cell>
          <table:table-cell table:formula="of:=(RAND()*10)" office:value-type="float" office:value="5.9017878634687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77264437605823" calcext:value-type="float">
            <text:p>2</text:p>
          </table:table-cell>
          <table:table-cell table:formula="of:=(RAND()*10)" office:value-type="float" office:value="3.7998694931899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3494019315026" calcext:value-type="float">
            <text:p>5</text:p>
          </table:table-cell>
          <table:table-cell table:formula="of:=(RAND()*10)" office:value-type="float" office:value="8.4430888785769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7438301462188" calcext:value-type="float">
            <text:p>10</text:p>
          </table:table-cell>
          <table:table-cell table:formula="of:=(RAND()*10)" office:value-type="float" office:value="2.4964517454543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0685359990617" calcext:value-type="float">
            <text:p>8</text:p>
          </table:table-cell>
          <table:table-cell table:formula="of:=(RAND()*10)" office:value-type="float" office:value="1.923920704814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5499612535223" calcext:value-type="float">
            <text:p>4</text:p>
          </table:table-cell>
          <table:table-cell table:formula="of:=(RAND()*10)" office:value-type="float" office:value="6.9965569563696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10872209863354" calcext:value-type="float">
            <text:p>1</text:p>
          </table:table-cell>
          <table:table-cell table:formula="of:=(RAND()*10)" office:value-type="float" office:value="2.9774536776027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3656800318057" calcext:value-type="float">
            <text:p>4</text:p>
          </table:table-cell>
          <table:table-cell table:formula="of:=(RAND()*10)" office:value-type="float" office:value="5.109853975414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6993016826516" calcext:value-type="float">
            <text:p>4</text:p>
          </table:table-cell>
          <table:table-cell table:formula="of:=(RAND()*10)" office:value-type="float" office:value="3.4339422567587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2964679165108" calcext:value-type="float">
            <text:p>5</text:p>
          </table:table-cell>
          <table:table-cell table:formula="of:=(RAND()*10)" office:value-type="float" office:value="3.8998445237792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2142457652778" calcext:value-type="float">
            <text:p>5</text:p>
          </table:table-cell>
          <table:table-cell table:formula="of:=(RAND()*10)" office:value-type="float" office:value="9.9833277757661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5822108163472" calcext:value-type="float">
            <text:p>2</text:p>
          </table:table-cell>
          <table:table-cell table:formula="of:=(RAND()*10)" office:value-type="float" office:value="9.52018650909659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45369174838892" calcext:value-type="float">
            <text:p>3</text:p>
          </table:table-cell>
          <table:table-cell table:formula="of:=(RAND()*10)" office:value-type="float" office:value="9.83107906100661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5295386841896" calcext:value-type="float">
            <text:p>1</text:p>
          </table:table-cell>
          <table:table-cell table:formula="of:=(RAND()*10)" office:value-type="float" office:value="4.4515297151422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9456596121575" calcext:value-type="float">
            <text:p>10</text:p>
          </table:table-cell>
          <table:table-cell table:formula="of:=(RAND()*10)" office:value-type="float" office:value="3.12176369257384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0202739211292" calcext:value-type="float">
            <text:p>3</text:p>
          </table:table-cell>
          <table:table-cell table:formula="of:=(RAND()*10)" office:value-type="float" office:value="2.7981325898981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1288036043142" calcext:value-type="float">
            <text:p>3</text:p>
          </table:table-cell>
          <table:table-cell table:formula="of:=(RAND()*10)" office:value-type="float" office:value="8.8853170693671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4435168562632" calcext:value-type="float">
            <text:p>6</text:p>
          </table:table-cell>
          <table:table-cell table:formula="of:=(RAND()*10)" office:value-type="float" office:value="6.9493360145147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5366201584249" calcext:value-type="float">
            <text:p>7</text:p>
          </table:table-cell>
          <table:table-cell table:formula="of:=(RAND()*10)" office:value-type="float" office:value="7.2996519504021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0588150474244" calcext:value-type="float">
            <text:p>9</text:p>
          </table:table-cell>
          <table:table-cell table:formula="of:=(RAND()*10)" office:value-type="float" office:value="4.5550199145983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1694469136753" calcext:value-type="float">
            <text:p>6</text:p>
          </table:table-cell>
          <table:table-cell table:formula="of:=(RAND()*10)" office:value-type="float" office:value="9.58698292022137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163155472565" calcext:value-type="float">
            <text:p>8</text:p>
          </table:table-cell>
          <table:table-cell table:formula="of:=(RAND()*10)" office:value-type="float" office:value="0.22373464932974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041309996632488" calcext:value-type="float">
            <text:p>0</text:p>
          </table:table-cell>
          <table:table-cell table:formula="of:=(RAND()*10)" office:value-type="float" office:value="5.7395456929318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7819194942071" calcext:value-type="float">
            <text:p>5</text:p>
          </table:table-cell>
          <table:table-cell table:formula="of:=(RAND()*10)" office:value-type="float" office:value="2.4318843291192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7366329525647" calcext:value-type="float">
            <text:p>10</text:p>
          </table:table-cell>
          <table:table-cell table:formula="of:=(RAND()*10)" office:value-type="float" office:value="5.0358935113775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998488511875" calcext:value-type="float">
            <text:p>4</text:p>
          </table:table-cell>
          <table:table-cell table:formula="of:=(RAND()*10)" office:value-type="float" office:value="7.8221162388504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7025892937319" calcext:value-type="float">
            <text:p>7</text:p>
          </table:table-cell>
          <table:table-cell table:formula="of:=(RAND()*10)" office:value-type="float" office:value="3.1704278886284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6461486226166" calcext:value-type="float">
            <text:p>10</text:p>
          </table:table-cell>
          <table:table-cell table:formula="of:=(RAND()*10)" office:value-type="float" office:value="0.71799417008651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2447776267615" calcext:value-type="float">
            <text:p>9</text:p>
          </table:table-cell>
          <table:table-cell table:formula="of:=(RAND()*10)" office:value-type="float" office:value="4.9965234637267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1522683281253" calcext:value-type="float">
            <text:p>3</text:p>
          </table:table-cell>
          <table:table-cell table:formula="of:=(RAND()*10)" office:value-type="float" office:value="2.5810342441506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3451220333867" calcext:value-type="float">
            <text:p>9</text:p>
          </table:table-cell>
          <table:table-cell table:formula="of:=(RAND()*10)" office:value-type="float" office:value="2.9521131116339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5738358376222" calcext:value-type="float">
            <text:p>6</text:p>
          </table:table-cell>
          <table:table-cell table:formula="of:=(RAND()*10)" office:value-type="float" office:value="2.53889663138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25460284188684" calcext:value-type="float">
            <text:p>6</text:p>
          </table:table-cell>
          <table:table-cell table:formula="of:=(RAND()*10)" office:value-type="float" office:value="9.8464880488797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6076820869128" calcext:value-type="float">
            <text:p>9</text:p>
          </table:table-cell>
          <table:table-cell table:formula="of:=(RAND()*10)" office:value-type="float" office:value="6.0186949083261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484580180798" calcext:value-type="float">
            <text:p>2</text:p>
          </table:table-cell>
          <table:table-cell table:formula="of:=(RAND()*10)" office:value-type="float" office:value="1.004115583296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7124272029696" calcext:value-type="float">
            <text:p>4</text:p>
          </table:table-cell>
          <table:table-cell table:formula="of:=(RAND()*10)" office:value-type="float" office:value="7.2461131892069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89411078157651" calcext:value-type="float">
            <text:p>5</text:p>
          </table:table-cell>
          <table:table-cell table:formula="of:=(RAND()*10)" office:value-type="float" office:value="5.3257768252685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9478576424785" calcext:value-type="float">
            <text:p>8</text:p>
          </table:table-cell>
          <table:table-cell table:formula="of:=(RAND()*10)" office:value-type="float" office:value="6.8491852387464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3696129839774" calcext:value-type="float">
            <text:p>2</text:p>
          </table:table-cell>
          <table:table-cell table:formula="of:=(RAND()*10)" office:value-type="float" office:value="6.7360326494596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5757059208134" calcext:value-type="float">
            <text:p>7</text:p>
          </table:table-cell>
          <table:table-cell table:formula="of:=(RAND()*10)" office:value-type="float" office:value="9.17207963526372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4006970314832" calcext:value-type="float">
            <text:p>3</text:p>
          </table:table-cell>
          <table:table-cell table:formula="of:=(RAND()*10)" office:value-type="float" office:value="2.0555695992312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74612455622187" calcext:value-type="float">
            <text:p>8</text:p>
          </table:table-cell>
          <table:table-cell table:formula="of:=(RAND()*10)" office:value-type="float" office:value="3.1419925202752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6601925610451" calcext:value-type="float">
            <text:p>5</text:p>
          </table:table-cell>
          <table:table-cell table:formula="of:=(RAND()*10)" office:value-type="float" office:value="9.0967418799843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642231356719" calcext:value-type="float">
            <text:p>10</text:p>
          </table:table-cell>
          <table:table-cell table:formula="of:=(RAND()*10)" office:value-type="float" office:value="0.15273178866657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4595436559729" calcext:value-type="float">
            <text:p>3</text:p>
          </table:table-cell>
          <table:table-cell table:formula="of:=(RAND()*10)" office:value-type="float" office:value="8.2811493124738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6527357726342" calcext:value-type="float">
            <text:p>1</text:p>
          </table:table-cell>
          <table:table-cell table:formula="of:=(RAND()*10)" office:value-type="float" office:value="2.2315951097777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00905167089971376" calcext:value-type="float">
            <text:p>0</text:p>
          </table:table-cell>
          <table:table-cell table:formula="of:=(RAND()*10)" office:value-type="float" office:value="0.69930288771081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3660576214323" calcext:value-type="float">
            <text:p>2</text:p>
          </table:table-cell>
          <table:table-cell table:formula="of:=(RAND()*10)" office:value-type="float" office:value="9.4859573128905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2501021859136" calcext:value-type="float">
            <text:p>7</text:p>
          </table:table-cell>
          <table:table-cell table:formula="of:=(RAND()*10)" office:value-type="float" office:value="9.0281429335326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1873318581219" calcext:value-type="float">
            <text:p>8</text:p>
          </table:table-cell>
          <table:table-cell table:formula="of:=(RAND()*10)" office:value-type="float" office:value="6.2721381885548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8058888372541" calcext:value-type="float">
            <text:p>7</text:p>
          </table:table-cell>
          <table:table-cell table:formula="of:=(RAND()*10)" office:value-type="float" office:value="1.0555975280348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1030585631919" calcext:value-type="float">
            <text:p>9</text:p>
          </table:table-cell>
          <table:table-cell table:formula="of:=(RAND()*10)" office:value-type="float" office:value="5.07179428894409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8614424991965" calcext:value-type="float">
            <text:p>3</text:p>
          </table:table-cell>
          <table:table-cell table:formula="of:=(RAND()*10)" office:value-type="float" office:value="6.4651579857852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77481054296889" calcext:value-type="float">
            <text:p>2</text:p>
          </table:table-cell>
          <table:table-cell table:formula="of:=(RAND()*10)" office:value-type="float" office:value="7.6176850179768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8822339888123" calcext:value-type="float">
            <text:p>5</text:p>
          </table:table-cell>
          <table:table-cell table:formula="of:=(RAND()*10)" office:value-type="float" office:value="0.727427653408807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4207023358476" calcext:value-type="float">
            <text:p>4</text:p>
          </table:table-cell>
          <table:table-cell table:formula="of:=(RAND()*10)" office:value-type="float" office:value="0.54202750395933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2437226877013" calcext:value-type="float">
            <text:p>3</text:p>
          </table:table-cell>
          <table:table-cell table:formula="of:=(RAND()*10)" office:value-type="float" office:value="6.78017439696738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51117686499344" calcext:value-type="float">
            <text:p>9</text:p>
          </table:table-cell>
          <table:table-cell table:formula="of:=(RAND()*10)" office:value-type="float" office:value="3.6975515904120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3478012841371" calcext:value-type="float">
            <text:p>1</text:p>
          </table:table-cell>
          <table:table-cell table:formula="of:=(RAND()*10)" office:value-type="float" office:value="4.9712651837306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91891180279315" calcext:value-type="float">
            <text:p>0</text:p>
          </table:table-cell>
          <table:table-cell table:formula="of:=(RAND()*10)" office:value-type="float" office:value="1.2479192054968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28145322750546" calcext:value-type="float">
            <text:p>0</text:p>
          </table:table-cell>
          <table:table-cell table:formula="of:=(RAND()*10)" office:value-type="float" office:value="9.16121795970031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49432584157927" calcext:value-type="float">
            <text:p>5</text:p>
          </table:table-cell>
          <table:table-cell table:formula="of:=(RAND()*10)" office:value-type="float" office:value="9.84711807000581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1173206494501" calcext:value-type="float">
            <text:p>4</text:p>
          </table:table-cell>
          <table:table-cell table:formula="of:=(RAND()*10)" office:value-type="float" office:value="9.59056920379433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93267668503729" calcext:value-type="float">
            <text:p>7</text:p>
          </table:table-cell>
          <table:table-cell table:formula="of:=(RAND()*10)" office:value-type="float" office:value="8.05738371745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869936039899" calcext:value-type="float">
            <text:p>1</text:p>
          </table:table-cell>
          <table:table-cell table:formula="of:=(RAND()*10)" office:value-type="float" office:value="3.47870766721664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60416420366655" calcext:value-type="float">
            <text:p>4</text:p>
          </table:table-cell>
          <table:table-cell table:formula="of:=(RAND()*10)" office:value-type="float" office:value="3.9334992719925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8724512918562" calcext:value-type="float">
            <text:p>3</text:p>
          </table:table-cell>
          <table:table-cell table:formula="of:=(RAND()*10)" office:value-type="float" office:value="8.7494786749144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92765825707826" calcext:value-type="float">
            <text:p>7</text:p>
          </table:table-cell>
          <table:table-cell table:formula="of:=(RAND()*10)" office:value-type="float" office:value="5.9297389598942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26171422883456" calcext:value-type="float">
            <text:p>0</text:p>
          </table:table-cell>
          <table:table-cell table:formula="of:=(RAND()*10)" office:value-type="float" office:value="4.6440958541067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78900796026684" calcext:value-type="float">
            <text:p>8</text:p>
          </table:table-cell>
          <table:table-cell table:formula="of:=(RAND()*10)" office:value-type="float" office:value="3.7318776089957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2203048650302" calcext:value-type="float">
            <text:p>7</text:p>
          </table:table-cell>
          <table:table-cell table:formula="of:=(RAND()*10)" office:value-type="float" office:value="6.4294519175065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326305812535" calcext:value-type="float">
            <text:p>5</text:p>
          </table:table-cell>
          <table:table-cell table:formula="of:=(RAND()*10)" office:value-type="float" office:value="4.9644183980280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984453576069" calcext:value-type="float">
            <text:p>6</text:p>
          </table:table-cell>
          <table:table-cell table:formula="of:=(RAND()*10)" office:value-type="float" office:value="9.1983537141595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9982033457462" calcext:value-type="float">
            <text:p>3</text:p>
          </table:table-cell>
          <table:table-cell table:formula="of:=(RAND()*10)" office:value-type="float" office:value="8.0943974862387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6744188246612" calcext:value-type="float">
            <text:p>8</text:p>
          </table:table-cell>
          <table:table-cell table:formula="of:=(RAND()*10)" office:value-type="float" office:value="9.9320657798123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1679845332561" calcext:value-type="float">
            <text:p>3</text:p>
          </table:table-cell>
          <table:table-cell table:formula="of:=(RAND()*10)" office:value-type="float" office:value="0.90136634642014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1427017140469" calcext:value-type="float">
            <text:p>2</text:p>
          </table:table-cell>
          <table:table-cell table:formula="of:=(RAND()*10)" office:value-type="float" office:value="3.6016030580727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2762530144123" calcext:value-type="float">
            <text:p>9</text:p>
          </table:table-cell>
          <table:table-cell table:formula="of:=(RAND()*10)" office:value-type="float" office:value="3.6311780462346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4167524905179" calcext:value-type="float">
            <text:p>6</text:p>
          </table:table-cell>
          <table:table-cell table:formula="of:=(RAND()*10)" office:value-type="float" office:value="1.7386816739271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2427771807364" calcext:value-type="float">
            <text:p>9</text:p>
          </table:table-cell>
          <table:table-cell table:formula="of:=(RAND()*10)" office:value-type="float" office:value="5.4950493675562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91460672855467" calcext:value-type="float">
            <text:p>1</text:p>
          </table:table-cell>
          <table:table-cell table:formula="of:=(RAND()*10)" office:value-type="float" office:value="5.668732955006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7593156635098" calcext:value-type="float">
            <text:p>10</text:p>
          </table:table-cell>
          <table:table-cell table:formula="of:=(RAND()*10)" office:value-type="float" office:value="0.39471838906779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8276452188067" calcext:value-type="float">
            <text:p>4</text:p>
          </table:table-cell>
          <table:table-cell table:formula="of:=(RAND()*10)" office:value-type="float" office:value="2.196523452971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52983786918901" calcext:value-type="float">
            <text:p>5</text:p>
          </table:table-cell>
          <table:table-cell table:formula="of:=(RAND()*10)" office:value-type="float" office:value="8.53977661045592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08450375738047" calcext:value-type="float">
            <text:p>1</text:p>
          </table:table-cell>
          <table:table-cell table:formula="of:=(RAND()*10)" office:value-type="float" office:value="1.7487586088850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6930626856221" calcext:value-type="float">
            <text:p>5</text:p>
          </table:table-cell>
          <table:table-cell table:formula="of:=(RAND()*10)" office:value-type="float" office:value="1.5027339829097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6098721321454" calcext:value-type="float">
            <text:p>5</text:p>
          </table:table-cell>
          <table:table-cell table:formula="of:=(RAND()*10)" office:value-type="float" office:value="0.29516639070689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1342939582387" calcext:value-type="float">
            <text:p>6</text:p>
          </table:table-cell>
          <table:table-cell table:formula="of:=(RAND()*10)" office:value-type="float" office:value="1.3139436224496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50531076848842" calcext:value-type="float">
            <text:p>7</text:p>
          </table:table-cell>
          <table:table-cell table:formula="of:=(RAND()*10)" office:value-type="float" office:value="1.2341540800110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0397322485313" calcext:value-type="float">
            <text:p>6</text:p>
          </table:table-cell>
          <table:table-cell table:formula="of:=(RAND()*10)" office:value-type="float" office:value="0.96529588338094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1516752417773" calcext:value-type="float">
            <text:p>6</text:p>
          </table:table-cell>
          <table:table-cell table:formula="of:=(RAND()*10)" office:value-type="float" office:value="6.5255504823365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2043903467605" calcext:value-type="float">
            <text:p>9</text:p>
          </table:table-cell>
          <table:table-cell table:formula="of:=(RAND()*10)" office:value-type="float" office:value="6.6484468386458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4957117253738" calcext:value-type="float">
            <text:p>7</text:p>
          </table:table-cell>
          <table:table-cell table:formula="of:=(RAND()*10)" office:value-type="float" office:value="5.8855423795637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23267216343607" calcext:value-type="float">
            <text:p>3</text:p>
          </table:table-cell>
          <table:table-cell table:formula="of:=(RAND()*10)" office:value-type="float" office:value="6.8598714686551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19842356292019" calcext:value-type="float">
            <text:p>9</text:p>
          </table:table-cell>
          <table:table-cell table:formula="of:=(RAND()*10)" office:value-type="float" office:value="1.1811804310826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8315250584097" calcext:value-type="float">
            <text:p>2</text:p>
          </table:table-cell>
          <table:table-cell table:formula="of:=(RAND()*10)" office:value-type="float" office:value="2.3140714638886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3748074536514" calcext:value-type="float">
            <text:p>2</text:p>
          </table:table-cell>
          <table:table-cell table:formula="of:=(RAND()*10)" office:value-type="float" office:value="2.6584228872992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87825907462796" calcext:value-type="float">
            <text:p>5</text:p>
          </table:table-cell>
          <table:table-cell table:formula="of:=(RAND()*10)" office:value-type="float" office:value="2.7115387404179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64220239270815" calcext:value-type="float">
            <text:p>7</text:p>
          </table:table-cell>
          <table:table-cell table:formula="of:=(RAND()*10)" office:value-type="float" office:value="8.4371793599740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8749735242052" calcext:value-type="float">
            <text:p>1</text:p>
          </table:table-cell>
          <table:table-cell table:formula="of:=(RAND()*10)" office:value-type="float" office:value="6.5609560234269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6943469793662" calcext:value-type="float">
            <text:p>7</text:p>
          </table:table-cell>
          <table:table-cell table:formula="of:=(RAND()*10)" office:value-type="float" office:value="4.6108325852493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7336932012025" calcext:value-type="float">
            <text:p>6</text:p>
          </table:table-cell>
          <table:table-cell table:formula="of:=(RAND()*10)" office:value-type="float" office:value="1.5883039029566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2018253982915" calcext:value-type="float">
            <text:p>8</text:p>
          </table:table-cell>
          <table:table-cell table:formula="of:=(RAND()*10)" office:value-type="float" office:value="9.0382368877091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92215273170073" calcext:value-type="float">
            <text:p>8</text:p>
          </table:table-cell>
          <table:table-cell table:formula="of:=(RAND()*10)" office:value-type="float" office:value="7.7968662664002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6920771350827" calcext:value-type="float">
            <text:p>9</text:p>
          </table:table-cell>
          <table:table-cell table:formula="of:=(RAND()*10)" office:value-type="float" office:value="6.8971935465811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150259336795" calcext:value-type="float">
            <text:p>8</text:p>
          </table:table-cell>
          <table:table-cell table:formula="of:=(RAND()*10)" office:value-type="float" office:value="8.7869598114310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4831837518115" calcext:value-type="float">
            <text:p>6</text:p>
          </table:table-cell>
          <table:table-cell table:formula="of:=(RAND()*10)" office:value-type="float" office:value="9.7630875475504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1705453727169" calcext:value-type="float">
            <text:p>5</text:p>
          </table:table-cell>
          <table:table-cell table:formula="of:=(RAND()*10)" office:value-type="float" office:value="8.0676755647804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0796037118833" calcext:value-type="float">
            <text:p>7</text:p>
          </table:table-cell>
          <table:table-cell table:formula="of:=(RAND()*10)" office:value-type="float" office:value="9.2906089663993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78293191455063" calcext:value-type="float">
            <text:p>8</text:p>
          </table:table-cell>
          <table:table-cell table:formula="of:=(RAND()*10)" office:value-type="float" office:value="7.48123533082298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985608985423" calcext:value-type="float">
            <text:p>8</text:p>
          </table:table-cell>
          <table:table-cell table:formula="of:=(RAND()*10)" office:value-type="float" office:value="5.6214133395207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97284649034452" calcext:value-type="float">
            <text:p>0</text:p>
          </table:table-cell>
          <table:table-cell table:formula="of:=(RAND()*10)" office:value-type="float" office:value="3.4948939661294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0868705935191" calcext:value-type="float">
            <text:p>10</text:p>
          </table:table-cell>
          <table:table-cell table:formula="of:=(RAND()*10)" office:value-type="float" office:value="9.08786528637231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47308040986139" calcext:value-type="float">
            <text:p>8</text:p>
          </table:table-cell>
          <table:table-cell table:formula="of:=(RAND()*10)" office:value-type="float" office:value="2.0536385382901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9031030181383" calcext:value-type="float">
            <text:p>7</text:p>
          </table:table-cell>
          <table:table-cell table:formula="of:=(RAND()*10)" office:value-type="float" office:value="3.6142209716391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9698849193082" calcext:value-type="float">
            <text:p>7</text:p>
          </table:table-cell>
          <table:table-cell table:formula="of:=(RAND()*10)" office:value-type="float" office:value="9.92029575182841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7173356221195" calcext:value-type="float">
            <text:p>1</text:p>
          </table:table-cell>
          <table:table-cell table:formula="of:=(RAND()*10)" office:value-type="float" office:value="0.39798560426411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8226410287665" calcext:value-type="float">
            <text:p>6</text:p>
          </table:table-cell>
          <table:table-cell table:formula="of:=(RAND()*10)" office:value-type="float" office:value="7.0726469653720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4524995529004" calcext:value-type="float">
            <text:p>4</text:p>
          </table:table-cell>
          <table:table-cell table:formula="of:=(RAND()*10)" office:value-type="float" office:value="8.0554219398155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3184449892078" calcext:value-type="float">
            <text:p>5</text:p>
          </table:table-cell>
          <table:table-cell table:formula="of:=(RAND()*10)" office:value-type="float" office:value="6.6513013918323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9019661154694" calcext:value-type="float">
            <text:p>4</text:p>
          </table:table-cell>
          <table:table-cell table:formula="of:=(RAND()*10)" office:value-type="float" office:value="3.5473230963562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6423239364494" calcext:value-type="float">
            <text:p>4</text:p>
          </table:table-cell>
          <table:table-cell table:formula="of:=(RAND()*10)" office:value-type="float" office:value="3.0508953151201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56097000593888" calcext:value-type="float">
            <text:p>1</text:p>
          </table:table-cell>
          <table:table-cell table:formula="of:=(RAND()*10)" office:value-type="float" office:value="3.86526534404767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1809626103065" calcext:value-type="float">
            <text:p>5</text:p>
          </table:table-cell>
          <table:table-cell table:formula="of:=(RAND()*10)" office:value-type="float" office:value="3.1894110654414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8139322464765" calcext:value-type="float">
            <text:p>4</text:p>
          </table:table-cell>
          <table:table-cell table:formula="of:=(RAND()*10)" office:value-type="float" office:value="5.2536526958876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9997885742148" calcext:value-type="float">
            <text:p>2</text:p>
          </table:table-cell>
          <table:table-cell table:formula="of:=(RAND()*10)" office:value-type="float" office:value="6.7871007357360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4514145794988" calcext:value-type="float">
            <text:p>3</text:p>
          </table:table-cell>
          <table:table-cell table:formula="of:=(RAND()*10)" office:value-type="float" office:value="7.4345824680210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0320889874792" calcext:value-type="float">
            <text:p>4</text:p>
          </table:table-cell>
          <table:table-cell table:formula="of:=(RAND()*10)" office:value-type="float" office:value="1.5327469159512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85808254749564" calcext:value-type="float">
            <text:p>1</text:p>
          </table:table-cell>
          <table:table-cell table:formula="of:=(RAND()*10)" office:value-type="float" office:value="6.6293018285736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55775622492901" calcext:value-type="float">
            <text:p>5</text:p>
          </table:table-cell>
          <table:table-cell table:formula="of:=(RAND()*10)" office:value-type="float" office:value="7.3903654126214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2839716461433" calcext:value-type="float">
            <text:p>5</text:p>
          </table:table-cell>
          <table:table-cell table:formula="of:=(RAND()*10)" office:value-type="float" office:value="2.3945804200402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63820854543028" calcext:value-type="float">
            <text:p>4</text:p>
          </table:table-cell>
          <table:table-cell table:formula="of:=(RAND()*10)" office:value-type="float" office:value="3.4059433917299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85742092158208" calcext:value-type="float">
            <text:p>0</text:p>
          </table:table-cell>
          <table:table-cell table:formula="of:=(RAND()*10)" office:value-type="float" office:value="5.3808998704068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43263941523321" calcext:value-type="float">
            <text:p>5</text:p>
          </table:table-cell>
          <table:table-cell table:formula="of:=(RAND()*10)" office:value-type="float" office:value="6.4153701341461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87824004941208" calcext:value-type="float">
            <text:p>1</text:p>
          </table:table-cell>
          <table:table-cell table:formula="of:=(RAND()*10)" office:value-type="float" office:value="9.52614637750804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9041422984553" calcext:value-type="float">
            <text:p>6</text:p>
          </table:table-cell>
          <table:table-cell table:formula="of:=(RAND()*10)" office:value-type="float" office:value="4.1380871518996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1634599544844" calcext:value-type="float">
            <text:p>6</text:p>
          </table:table-cell>
          <table:table-cell table:formula="of:=(RAND()*10)" office:value-type="float" office:value="6.4129103486512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500601539547" calcext:value-type="float">
            <text:p>4</text:p>
          </table:table-cell>
          <table:table-cell table:formula="of:=(RAND()*10)" office:value-type="float" office:value="8.7567392532950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3746135866388" calcext:value-type="float">
            <text:p>10</text:p>
          </table:table-cell>
          <table:table-cell table:formula="of:=(RAND()*10)" office:value-type="float" office:value="9.5421687563178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08955406053507" calcext:value-type="float">
            <text:p>9</text:p>
          </table:table-cell>
          <table:table-cell table:formula="of:=(RAND()*10)" office:value-type="float" office:value="0.56894522586792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6117439663191" calcext:value-type="float">
            <text:p>3</text:p>
          </table:table-cell>
          <table:table-cell table:formula="of:=(RAND()*10)" office:value-type="float" office:value="7.4934066344457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6266809155752" calcext:value-type="float">
            <text:p>3</text:p>
          </table:table-cell>
          <table:table-cell table:formula="of:=(RAND()*10)" office:value-type="float" office:value="9.1436295182664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38693843159215" calcext:value-type="float">
            <text:p>2</text:p>
          </table:table-cell>
          <table:table-cell table:formula="of:=(RAND()*10)" office:value-type="float" office:value="3.0081955155027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10139636288071" calcext:value-type="float">
            <text:p>0</text:p>
          </table:table-cell>
          <table:table-cell table:formula="of:=(RAND()*10)" office:value-type="float" office:value="7.2363659396988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607240100466" calcext:value-type="float">
            <text:p>1</text:p>
          </table:table-cell>
          <table:table-cell table:formula="of:=(RAND()*10)" office:value-type="float" office:value="5.4790968768259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2428493355139" calcext:value-type="float">
            <text:p>6</text:p>
          </table:table-cell>
          <table:table-cell table:formula="of:=(RAND()*10)" office:value-type="float" office:value="4.5610100535090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4549347037258" calcext:value-type="float">
            <text:p>9</text:p>
          </table:table-cell>
          <table:table-cell table:formula="of:=(RAND()*10)" office:value-type="float" office:value="3.792138593015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5783774080105" calcext:value-type="float">
            <text:p>10</text:p>
          </table:table-cell>
          <table:table-cell table:formula="of:=(RAND()*10)" office:value-type="float" office:value="2.2238656284305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1328870879278" calcext:value-type="float">
            <text:p>5</text:p>
          </table:table-cell>
          <table:table-cell table:formula="of:=(RAND()*10)" office:value-type="float" office:value="1.9179969274239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2713621060629" calcext:value-type="float">
            <text:p>2</text:p>
          </table:table-cell>
          <table:table-cell table:formula="of:=(RAND()*10)" office:value-type="float" office:value="4.2370672040249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19619410498441" calcext:value-type="float">
            <text:p>0</text:p>
          </table:table-cell>
          <table:table-cell table:formula="of:=(RAND()*10)" office:value-type="float" office:value="4.120375559841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4973640345234" calcext:value-type="float">
            <text:p>4</text:p>
          </table:table-cell>
          <table:table-cell table:formula="of:=(RAND()*10)" office:value-type="float" office:value="8.53987321395638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1545286205941" calcext:value-type="float">
            <text:p>3</text:p>
          </table:table-cell>
          <table:table-cell table:formula="of:=(RAND()*10)" office:value-type="float" office:value="4.64370043353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9837971003965" calcext:value-type="float">
            <text:p>9</text:p>
          </table:table-cell>
          <table:table-cell table:formula="of:=(RAND()*10)" office:value-type="float" office:value="1.828228301349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5787339237849" calcext:value-type="float">
            <text:p>6</text:p>
          </table:table-cell>
          <table:table-cell table:formula="of:=(RAND()*10)" office:value-type="float" office:value="8.68716639149552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3036560865571" calcext:value-type="float">
            <text:p>7</text:p>
          </table:table-cell>
          <table:table-cell table:formula="of:=(RAND()*10)" office:value-type="float" office:value="9.01674146620482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5755338968867" calcext:value-type="float">
            <text:p>4</text:p>
          </table:table-cell>
          <table:table-cell table:formula="of:=(RAND()*10)" office:value-type="float" office:value="3.0499349333742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1042647028414" calcext:value-type="float">
            <text:p>6</text:p>
          </table:table-cell>
          <table:table-cell table:formula="of:=(RAND()*10)" office:value-type="float" office:value="7.6938939428201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92292213076175" calcext:value-type="float">
            <text:p>4</text:p>
          </table:table-cell>
          <table:table-cell table:formula="of:=(RAND()*10)" office:value-type="float" office:value="4.6045633979722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2741517727558" calcext:value-type="float">
            <text:p>9</text:p>
          </table:table-cell>
          <table:table-cell table:formula="of:=(RAND()*10)" office:value-type="float" office:value="4.5687752024401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90711142479673" calcext:value-type="float">
            <text:p>2</text:p>
          </table:table-cell>
          <table:table-cell table:formula="of:=(RAND()*10)" office:value-type="float" office:value="6.8909290988065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17288876625675" calcext:value-type="float">
            <text:p>9</text:p>
          </table:table-cell>
          <table:table-cell table:formula="of:=(RAND()*10)" office:value-type="float" office:value="4.2193981018195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4497712393239" calcext:value-type="float">
            <text:p>4</text:p>
          </table:table-cell>
          <table:table-cell table:formula="of:=(RAND()*10)" office:value-type="float" office:value="0.509287272995847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99984031679988" calcext:value-type="float">
            <text:p>3</text:p>
          </table:table-cell>
          <table:table-cell table:formula="of:=(RAND()*10)" office:value-type="float" office:value="2.0457136529786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7811264696283" calcext:value-type="float">
            <text:p>3</text:p>
          </table:table-cell>
          <table:table-cell table:formula="of:=(RAND()*10)" office:value-type="float" office:value="6.1007323456278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70383971612133" calcext:value-type="float">
            <text:p>2</text:p>
          </table:table-cell>
          <table:table-cell table:formula="of:=(RAND()*10)" office:value-type="float" office:value="4.2757398390368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6314642947044" calcext:value-type="float">
            <text:p>6</text:p>
          </table:table-cell>
          <table:table-cell table:formula="of:=(RAND()*10)" office:value-type="float" office:value="1.2158547223647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98832086415688" calcext:value-type="float">
            <text:p>3</text:p>
          </table:table-cell>
          <table:table-cell table:formula="of:=(RAND()*10)" office:value-type="float" office:value="5.9498883262076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5934687039463" calcext:value-type="float">
            <text:p>9</text:p>
          </table:table-cell>
          <table:table-cell table:formula="of:=(RAND()*10)" office:value-type="float" office:value="2.6312643089050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7377984041652" calcext:value-type="float">
            <text:p>10</text:p>
          </table:table-cell>
          <table:table-cell table:formula="of:=(RAND()*10)" office:value-type="float" office:value="5.8274283999847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13447964295486" calcext:value-type="float">
            <text:p>9</text:p>
          </table:table-cell>
          <table:table-cell table:formula="of:=(RAND()*10)" office:value-type="float" office:value="1.9236117941476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0185475708197" calcext:value-type="float">
            <text:p>6</text:p>
          </table:table-cell>
          <table:table-cell table:formula="of:=(RAND()*10)" office:value-type="float" office:value="6.6659344966301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1849476774395" calcext:value-type="float">
            <text:p>2</text:p>
          </table:table-cell>
          <table:table-cell table:formula="of:=(RAND()*10)" office:value-type="float" office:value="9.0867922678133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56056026801869" calcext:value-type="float">
            <text:p>8</text:p>
          </table:table-cell>
          <table:table-cell table:formula="of:=(RAND()*10)" office:value-type="float" office:value="5.7516941301818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58275923231707" calcext:value-type="float">
            <text:p>8</text:p>
          </table:table-cell>
          <table:table-cell table:formula="of:=(RAND()*10)" office:value-type="float" office:value="1.8961030255584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22664811481558" calcext:value-type="float">
            <text:p>1</text:p>
          </table:table-cell>
          <table:table-cell table:formula="of:=(RAND()*10)" office:value-type="float" office:value="9.4116961783225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17042012082132" calcext:value-type="float">
            <text:p>1</text:p>
          </table:table-cell>
          <table:table-cell table:formula="of:=(RAND()*10)" office:value-type="float" office:value="7.6443007297657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6574031962139" calcext:value-type="float">
            <text:p>4</text:p>
          </table:table-cell>
          <table:table-cell table:formula="of:=(RAND()*10)" office:value-type="float" office:value="9.64266320499344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2291564107224" calcext:value-type="float">
            <text:p>6</text:p>
          </table:table-cell>
          <table:table-cell table:formula="of:=(RAND()*10)" office:value-type="float" office:value="2.3739353282785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8351693112902" calcext:value-type="float">
            <text:p>4</text:p>
          </table:table-cell>
          <table:table-cell table:formula="of:=(RAND()*10)" office:value-type="float" office:value="1.49005364273923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7814089837079" calcext:value-type="float">
            <text:p>4</text:p>
          </table:table-cell>
          <table:table-cell table:formula="of:=(RAND()*10)" office:value-type="float" office:value="7.5636210579394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79858752268568" calcext:value-type="float">
            <text:p>1</text:p>
          </table:table-cell>
          <table:table-cell table:formula="of:=(RAND()*10)" office:value-type="float" office:value="4.93423396144769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31436588409277" calcext:value-type="float">
            <text:p>1</text:p>
          </table:table-cell>
          <table:table-cell table:formula="of:=(RAND()*10)" office:value-type="float" office:value="2.1028947087305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63055455541101" calcext:value-type="float">
            <text:p>0</text:p>
          </table:table-cell>
          <table:table-cell table:formula="of:=(RAND()*10)" office:value-type="float" office:value="7.9775332342116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4001493982921" calcext:value-type="float">
            <text:p>3</text:p>
          </table:table-cell>
          <table:table-cell table:formula="of:=(RAND()*10)" office:value-type="float" office:value="2.3228189444206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4068886706376" calcext:value-type="float">
            <text:p>3</text:p>
          </table:table-cell>
          <table:table-cell table:formula="of:=(RAND()*10)" office:value-type="float" office:value="9.98870345944384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46867829835316" calcext:value-type="float">
            <text:p>3</text:p>
          </table:table-cell>
          <table:table-cell table:formula="of:=(RAND()*10)" office:value-type="float" office:value="4.1170244899785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1542891426486" calcext:value-type="float">
            <text:p>6</text:p>
          </table:table-cell>
          <table:table-cell table:formula="of:=(RAND()*10)" office:value-type="float" office:value="0.35382594471399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8072077784505" calcext:value-type="float">
            <text:p>3</text:p>
          </table:table-cell>
          <table:table-cell table:formula="of:=(RAND()*10)" office:value-type="float" office:value="5.4683183420816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2366186832252" calcext:value-type="float">
            <text:p>10</text:p>
          </table:table-cell>
          <table:table-cell table:formula="of:=(RAND()*10)" office:value-type="float" office:value="5.6463932818106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35783557594219" calcext:value-type="float">
            <text:p>0</text:p>
          </table:table-cell>
          <table:table-cell table:formula="of:=(RAND()*10)" office:value-type="float" office:value="4.6194104947657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4547961526296" calcext:value-type="float">
            <text:p>7</text:p>
          </table:table-cell>
          <table:table-cell table:formula="of:=(RAND()*10)" office:value-type="float" office:value="2.5166205806970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4032037313091" calcext:value-type="float">
            <text:p>4</text:p>
          </table:table-cell>
          <table:table-cell table:formula="of:=(RAND()*10)" office:value-type="float" office:value="6.9470323608444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3578660837752" calcext:value-type="float">
            <text:p>2</text:p>
          </table:table-cell>
          <table:table-cell table:formula="of:=(RAND()*10)" office:value-type="float" office:value="1.9881392282612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42970461173161" calcext:value-type="float">
            <text:p>8</text:p>
          </table:table-cell>
          <table:table-cell table:formula="of:=(RAND()*10)" office:value-type="float" office:value="9.50625453507685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00158551011123" calcext:value-type="float">
            <text:p>4</text:p>
          </table:table-cell>
          <table:table-cell table:formula="of:=(RAND()*10)" office:value-type="float" office:value="7.6716998447092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951465941613" calcext:value-type="float">
            <text:p>9</text:p>
          </table:table-cell>
          <table:table-cell table:formula="of:=(RAND()*10)" office:value-type="float" office:value="6.991029015941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8116489353209" calcext:value-type="float">
            <text:p>1</text:p>
          </table:table-cell>
          <table:table-cell table:formula="of:=(RAND()*10)" office:value-type="float" office:value="6.598120023234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713275140771" calcext:value-type="float">
            <text:p>6</text:p>
          </table:table-cell>
          <table:table-cell table:formula="of:=(RAND()*10)" office:value-type="float" office:value="6.7536584971018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010612123522" calcext:value-type="float">
            <text:p>8</text:p>
          </table:table-cell>
          <table:table-cell table:formula="of:=(RAND()*10)" office:value-type="float" office:value="6.6362128081933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5446794759605" calcext:value-type="float">
            <text:p>8</text:p>
          </table:table-cell>
          <table:table-cell table:formula="of:=(RAND()*10)" office:value-type="float" office:value="5.9522140983619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346279571128" calcext:value-type="float">
            <text:p>6</text:p>
          </table:table-cell>
          <table:table-cell table:formula="of:=(RAND()*10)" office:value-type="float" office:value="8.8853290253916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00183872635497282" calcext:value-type="float">
            <text:p>0</text:p>
          </table:table-cell>
          <table:table-cell table:formula="of:=(RAND()*10)" office:value-type="float" office:value="6.114687129301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4000783745326" calcext:value-type="float">
            <text:p>4</text:p>
          </table:table-cell>
          <table:table-cell table:formula="of:=(RAND()*10)" office:value-type="float" office:value="5.9238730469089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0268487836271" calcext:value-type="float">
            <text:p>7</text:p>
          </table:table-cell>
          <table:table-cell table:formula="of:=(RAND()*10)" office:value-type="float" office:value="6.8936217293607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2525741918236" calcext:value-type="float">
            <text:p>6</text:p>
          </table:table-cell>
          <table:table-cell table:formula="of:=(RAND()*10)" office:value-type="float" office:value="5.8242366559594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4798505164889" calcext:value-type="float">
            <text:p>1</text:p>
          </table:table-cell>
          <table:table-cell table:formula="of:=(RAND()*10)" office:value-type="float" office:value="5.8613017312022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5684386950328" calcext:value-type="float">
            <text:p>3</text:p>
          </table:table-cell>
          <table:table-cell table:formula="of:=(RAND()*10)" office:value-type="float" office:value="5.1287120332975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1294192871368" calcext:value-type="float">
            <text:p>3</text:p>
          </table:table-cell>
          <table:table-cell table:formula="of:=(RAND()*10)" office:value-type="float" office:value="6.564011986375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9249214290415" calcext:value-type="float">
            <text:p>3</text:p>
          </table:table-cell>
          <table:table-cell table:formula="of:=(RAND()*10)" office:value-type="float" office:value="5.3757844633010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2420595178122" calcext:value-type="float">
            <text:p>3</text:p>
          </table:table-cell>
          <table:table-cell table:formula="of:=(RAND()*10)" office:value-type="float" office:value="0.46352945504845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36162763616524" calcext:value-type="float">
            <text:p>2</text:p>
          </table:table-cell>
          <table:table-cell table:formula="of:=(RAND()*10)" office:value-type="float" office:value="3.9652651333251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1995414288725" calcext:value-type="float">
            <text:p>5</text:p>
          </table:table-cell>
          <table:table-cell table:formula="of:=(RAND()*10)" office:value-type="float" office:value="2.0161627106175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055041039236" calcext:value-type="float">
            <text:p>2</text:p>
          </table:table-cell>
          <table:table-cell table:formula="of:=(RAND()*10)" office:value-type="float" office:value="3.3175576630080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68510762972455" calcext:value-type="float">
            <text:p>9</text:p>
          </table:table-cell>
          <table:table-cell table:formula="of:=(RAND()*10)" office:value-type="float" office:value="4.2941942519621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1119799888654" calcext:value-type="float">
            <text:p>2</text:p>
          </table:table-cell>
          <table:table-cell table:formula="of:=(RAND()*10)" office:value-type="float" office:value="1.62756394104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8062971921677" calcext:value-type="float">
            <text:p>6</text:p>
          </table:table-cell>
          <table:table-cell table:formula="of:=(RAND()*10)" office:value-type="float" office:value="6.0051458499374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0803914484376" calcext:value-type="float">
            <text:p>4</text:p>
          </table:table-cell>
          <table:table-cell table:formula="of:=(RAND()*10)" office:value-type="float" office:value="1.5163529546913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76719872769738" calcext:value-type="float">
            <text:p>9</text:p>
          </table:table-cell>
          <table:table-cell table:formula="of:=(RAND()*10)" office:value-type="float" office:value="2.5520618592225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1039881837384" calcext:value-type="float">
            <text:p>10</text:p>
          </table:table-cell>
          <table:table-cell table:formula="of:=(RAND()*10)" office:value-type="float" office:value="6.1159212893500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0084957526019" calcext:value-type="float">
            <text:p>3</text:p>
          </table:table-cell>
          <table:table-cell table:formula="of:=(RAND()*10)" office:value-type="float" office:value="3.593657549244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9389035057821" calcext:value-type="float">
            <text:p>10</text:p>
          </table:table-cell>
          <table:table-cell table:formula="of:=(RAND()*10)" office:value-type="float" office:value="0.71209309774005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7131769654125" calcext:value-type="float">
            <text:p>8</text:p>
          </table:table-cell>
          <table:table-cell table:formula="of:=(RAND()*10)" office:value-type="float" office:value="7.6655875878471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47428469261286" calcext:value-type="float">
            <text:p>7</text:p>
          </table:table-cell>
          <table:table-cell table:formula="of:=(RAND()*10)" office:value-type="float" office:value="0.41545288382157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5744813008251" calcext:value-type="float">
            <text:p>9</text:p>
          </table:table-cell>
          <table:table-cell table:formula="of:=(RAND()*10)" office:value-type="float" office:value="4.8246601642639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8149826074481" calcext:value-type="float">
            <text:p>3</text:p>
          </table:table-cell>
          <table:table-cell table:formula="of:=(RAND()*10)" office:value-type="float" office:value="8.9945325472608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7331979603597" calcext:value-type="float">
            <text:p>8</text:p>
          </table:table-cell>
          <table:table-cell table:formula="of:=(RAND()*10)" office:value-type="float" office:value="7.07333207678744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6086849506501" calcext:value-type="float">
            <text:p>4</text:p>
          </table:table-cell>
          <table:table-cell table:formula="of:=(RAND()*10)" office:value-type="float" office:value="3.760284004700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4003560751" calcext:value-type="float">
            <text:p>10</text:p>
          </table:table-cell>
          <table:table-cell table:formula="of:=(RAND()*10)" office:value-type="float" office:value="0.64234920225590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5934633733857" calcext:value-type="float">
            <text:p>7</text:p>
          </table:table-cell>
          <table:table-cell table:formula="of:=(RAND()*10)" office:value-type="float" office:value="1.8068139713168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4751433646756" calcext:value-type="float">
            <text:p>5</text:p>
          </table:table-cell>
          <table:table-cell table:formula="of:=(RAND()*10)" office:value-type="float" office:value="1.5364997845410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09491073207927" calcext:value-type="float">
            <text:p>8</text:p>
          </table:table-cell>
          <table:table-cell table:formula="of:=(RAND()*10)" office:value-type="float" office:value="0.72668804272343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59551550300322" calcext:value-type="float">
            <text:p>9</text:p>
          </table:table-cell>
          <table:table-cell table:formula="of:=(RAND()*10)" office:value-type="float" office:value="9.3537878641128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8370243011917" calcext:value-type="float">
            <text:p>4</text:p>
          </table:table-cell>
          <table:table-cell table:formula="of:=(RAND()*10)" office:value-type="float" office:value="6.1155052053274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85210555952028" calcext:value-type="float">
            <text:p>6</text:p>
          </table:table-cell>
          <table:table-cell table:formula="of:=(RAND()*10)" office:value-type="float" office:value="2.9840120691331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9508399312162" calcext:value-type="float">
            <text:p>6</text:p>
          </table:table-cell>
          <table:table-cell table:formula="of:=(RAND()*10)" office:value-type="float" office:value="5.4311778574433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63613867064206" calcext:value-type="float">
            <text:p>4</text:p>
          </table:table-cell>
          <table:table-cell table:formula="of:=(RAND()*10)" office:value-type="float" office:value="0.598513707186227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14806586038743" calcext:value-type="float">
            <text:p>7</text:p>
          </table:table-cell>
          <table:table-cell table:formula="of:=(RAND()*10)" office:value-type="float" office:value="3.3095712366855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12927234202579" calcext:value-type="float">
            <text:p>0</text:p>
          </table:table-cell>
          <table:table-cell table:formula="of:=(RAND()*10)" office:value-type="float" office:value="3.4307876730643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4108838376582" calcext:value-type="float">
            <text:p>6</text:p>
          </table:table-cell>
          <table:table-cell table:formula="of:=(RAND()*10)" office:value-type="float" office:value="7.5992200556019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3589460032855" calcext:value-type="float">
            <text:p>10</text:p>
          </table:table-cell>
          <table:table-cell table:formula="of:=(RAND()*10)" office:value-type="float" office:value="2.6588303243228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61635755671796" calcext:value-type="float">
            <text:p>7</text:p>
          </table:table-cell>
          <table:table-cell table:formula="of:=(RAND()*10)" office:value-type="float" office:value="1.5928099518938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67798851801859" calcext:value-type="float">
            <text:p>0</text:p>
          </table:table-cell>
          <table:table-cell table:formula="of:=(RAND()*10)" office:value-type="float" office:value="0.88751965209027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4923427639257" calcext:value-type="float">
            <text:p>2</text:p>
          </table:table-cell>
          <table:table-cell table:formula="of:=(RAND()*10)" office:value-type="float" office:value="1.6878919512563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0321517169027" calcext:value-type="float">
            <text:p>6</text:p>
          </table:table-cell>
          <table:table-cell table:formula="of:=(RAND()*10)" office:value-type="float" office:value="7.0952697175744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7333144044819" calcext:value-type="float">
            <text:p>1</text:p>
          </table:table-cell>
          <table:table-cell table:formula="of:=(RAND()*10)" office:value-type="float" office:value="3.3881691015277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0186702127827" calcext:value-type="float">
            <text:p>8</text:p>
          </table:table-cell>
          <table:table-cell table:formula="of:=(RAND()*10)" office:value-type="float" office:value="0.17755604814026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42621944566177" calcext:value-type="float">
            <text:p>3</text:p>
          </table:table-cell>
          <table:table-cell table:formula="of:=(RAND()*10)" office:value-type="float" office:value="5.8380717843653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0841765730642" calcext:value-type="float">
            <text:p>1</text:p>
          </table:table-cell>
          <table:table-cell table:formula="of:=(RAND()*10)" office:value-type="float" office:value="4.4551418125024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6952982150167" calcext:value-type="float">
            <text:p>1</text:p>
          </table:table-cell>
          <table:table-cell table:formula="of:=(RAND()*10)" office:value-type="float" office:value="7.7406343114892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5460765571301" calcext:value-type="float">
            <text:p>5</text:p>
          </table:table-cell>
          <table:table-cell table:formula="of:=(RAND()*10)" office:value-type="float" office:value="4.0408817875104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4105984226703" calcext:value-type="float">
            <text:p>5</text:p>
          </table:table-cell>
          <table:table-cell table:formula="of:=(RAND()*10)" office:value-type="float" office:value="5.8960628022905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93859811640578" calcext:value-type="float">
            <text:p>4</text:p>
          </table:table-cell>
          <table:table-cell table:formula="of:=(RAND()*10)" office:value-type="float" office:value="7.8825343740707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1608120179241" calcext:value-type="float">
            <text:p>3</text:p>
          </table:table-cell>
          <table:table-cell table:formula="of:=(RAND()*10)" office:value-type="float" office:value="1.9852220624899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1632481015579" calcext:value-type="float">
            <text:p>8</text:p>
          </table:table-cell>
          <table:table-cell table:formula="of:=(RAND()*10)" office:value-type="float" office:value="4.9499460903514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514675643001" calcext:value-type="float">
            <text:p>4</text:p>
          </table:table-cell>
          <table:table-cell table:formula="of:=(RAND()*10)" office:value-type="float" office:value="6.4077082508120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0322959720459" calcext:value-type="float">
            <text:p>2</text:p>
          </table:table-cell>
          <table:table-cell table:formula="of:=(RAND()*10)" office:value-type="float" office:value="4.5380642904561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38481566006426" calcext:value-type="float">
            <text:p>1</text:p>
          </table:table-cell>
          <table:table-cell table:formula="of:=(RAND()*10)" office:value-type="float" office:value="2.2812364965200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3209877459901" calcext:value-type="float">
            <text:p>3</text:p>
          </table:table-cell>
          <table:table-cell table:formula="of:=(RAND()*10)" office:value-type="float" office:value="8.70987308622498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43747139280023" calcext:value-type="float">
            <text:p>7</text:p>
          </table:table-cell>
          <table:table-cell table:formula="of:=(RAND()*10)" office:value-type="float" office:value="1.0245568431399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69248815820252" calcext:value-type="float">
            <text:p>1</text:p>
          </table:table-cell>
          <table:table-cell table:formula="of:=(RAND()*10)" office:value-type="float" office:value="8.6801796911643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0902752409364" calcext:value-type="float">
            <text:p>9</text:p>
          </table:table-cell>
          <table:table-cell table:formula="of:=(RAND()*10)" office:value-type="float" office:value="2.3257016946746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79664249130028" calcext:value-type="float">
            <text:p>4</text:p>
          </table:table-cell>
          <table:table-cell table:formula="of:=(RAND()*10)" office:value-type="float" office:value="3.4093657533097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85256467194763" calcext:value-type="float">
            <text:p>6</text:p>
          </table:table-cell>
          <table:table-cell table:formula="of:=(RAND()*10)" office:value-type="float" office:value="4.6160547829305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7710359149972" calcext:value-type="float">
            <text:p>9</text:p>
          </table:table-cell>
          <table:table-cell table:formula="of:=(RAND()*10)" office:value-type="float" office:value="5.7239625609764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4857320607131" calcext:value-type="float">
            <text:p>10</text:p>
          </table:table-cell>
          <table:table-cell table:formula="of:=(RAND()*10)" office:value-type="float" office:value="7.2831218294114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7351579476373" calcext:value-type="float">
            <text:p>9</text:p>
          </table:table-cell>
          <table:table-cell table:formula="of:=(RAND()*10)" office:value-type="float" office:value="6.7723267196080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2853318850607" calcext:value-type="float">
            <text:p>8</text:p>
          </table:table-cell>
          <table:table-cell table:formula="of:=(RAND()*10)" office:value-type="float" office:value="1.6184294151912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25796168192699" calcext:value-type="float">
            <text:p>1</text:p>
          </table:table-cell>
          <table:table-cell table:formula="of:=(RAND()*10)" office:value-type="float" office:value="6.195986920717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7670223387433" calcext:value-type="float">
            <text:p>2</text:p>
          </table:table-cell>
          <table:table-cell table:formula="of:=(RAND()*10)" office:value-type="float" office:value="6.3168414215403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8406267007277" calcext:value-type="float">
            <text:p>4</text:p>
          </table:table-cell>
          <table:table-cell table:formula="of:=(RAND()*10)" office:value-type="float" office:value="0.722399473928082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4164007177101" calcext:value-type="float">
            <text:p>2</text:p>
          </table:table-cell>
          <table:table-cell table:formula="of:=(RAND()*10)" office:value-type="float" office:value="7.9878079585157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46581081133084" calcext:value-type="float">
            <text:p>1</text:p>
          </table:table-cell>
          <table:table-cell table:formula="of:=(RAND()*10)" office:value-type="float" office:value="1.64939191055335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0203697956483" calcext:value-type="float">
            <text:p>6</text:p>
          </table:table-cell>
          <table:table-cell table:formula="of:=(RAND()*10)" office:value-type="float" office:value="3.161282707226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5707620146243" calcext:value-type="float">
            <text:p>2</text:p>
          </table:table-cell>
          <table:table-cell table:formula="of:=(RAND()*10)" office:value-type="float" office:value="1.81502551983056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5938405415163" calcext:value-type="float">
            <text:p>6</text:p>
          </table:table-cell>
          <table:table-cell table:formula="of:=(RAND()*10)" office:value-type="float" office:value="2.10906283643637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94744029392037" calcext:value-type="float">
            <text:p>10</text:p>
          </table:table-cell>
          <table:table-cell table:formula="of:=(RAND()*10)" office:value-type="float" office:value="9.6492685879966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6505679002012" calcext:value-type="float">
            <text:p>7</text:p>
          </table:table-cell>
          <table:table-cell table:formula="of:=(RAND()*10)" office:value-type="float" office:value="7.6107824023047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727109691667" calcext:value-type="float">
            <text:p>5</text:p>
          </table:table-cell>
          <table:table-cell table:formula="of:=(RAND()*10)" office:value-type="float" office:value="8.669208564974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43940560888724" calcext:value-type="float">
            <text:p>1</text:p>
          </table:table-cell>
          <table:table-cell table:formula="of:=(RAND()*10)" office:value-type="float" office:value="2.8348264741118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6536543911569" calcext:value-type="float">
            <text:p>6</text:p>
          </table:table-cell>
          <table:table-cell table:formula="of:=(RAND()*10)" office:value-type="float" office:value="7.6227580350915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3654211723433" calcext:value-type="float">
            <text:p>3</text:p>
          </table:table-cell>
          <table:table-cell table:formula="of:=(RAND()*10)" office:value-type="float" office:value="5.8694019846972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14382046306639" calcext:value-type="float">
            <text:p>1</text:p>
          </table:table-cell>
          <table:table-cell table:formula="of:=(RAND()*10)" office:value-type="float" office:value="2.277236264328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8070143239577" calcext:value-type="float">
            <text:p>7</text:p>
          </table:table-cell>
          <table:table-cell table:formula="of:=(RAND()*10)" office:value-type="float" office:value="9.7234325237885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4662770885752" calcext:value-type="float">
            <text:p>1</text:p>
          </table:table-cell>
          <table:table-cell table:formula="of:=(RAND()*10)" office:value-type="float" office:value="8.00022865236136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4834410921402" calcext:value-type="float">
            <text:p>3</text:p>
          </table:table-cell>
          <table:table-cell table:formula="of:=(RAND()*10)" office:value-type="float" office:value="4.3600684457357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245441314" calcext:value-type="float">
            <text:p>7</text:p>
          </table:table-cell>
          <table:table-cell table:formula="of:=(RAND()*10)" office:value-type="float" office:value="8.043951578078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91866436363989" calcext:value-type="float">
            <text:p>3</text:p>
          </table:table-cell>
          <table:table-cell table:formula="of:=(RAND()*10)" office:value-type="float" office:value="0.16834343810883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7746354322774" calcext:value-type="float">
            <text:p>1</text:p>
          </table:table-cell>
          <table:table-cell table:formula="of:=(RAND()*10)" office:value-type="float" office:value="7.49459631550345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6240079235932" calcext:value-type="float">
            <text:p>3</text:p>
          </table:table-cell>
          <table:table-cell table:formula="of:=(RAND()*10)" office:value-type="float" office:value="6.2469699615284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7379322447695" calcext:value-type="float">
            <text:p>3</text:p>
          </table:table-cell>
          <table:table-cell table:formula="of:=(RAND()*10)" office:value-type="float" office:value="6.1302311260608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97744303805722" calcext:value-type="float">
            <text:p>2</text:p>
          </table:table-cell>
          <table:table-cell table:formula="of:=(RAND()*10)" office:value-type="float" office:value="9.69868792557533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4217897115267" calcext:value-type="float">
            <text:p>8</text:p>
          </table:table-cell>
          <table:table-cell table:formula="of:=(RAND()*10)" office:value-type="float" office:value="6.2225312070215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8110400118758" calcext:value-type="float">
            <text:p>4</text:p>
          </table:table-cell>
          <table:table-cell table:formula="of:=(RAND()*10)" office:value-type="float" office:value="9.5309176996297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02156191267109" calcext:value-type="float">
            <text:p>2</text:p>
          </table:table-cell>
          <table:table-cell table:formula="of:=(RAND()*10)" office:value-type="float" office:value="3.4247025084531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0568976901642" calcext:value-type="float">
            <text:p>2</text:p>
          </table:table-cell>
          <table:table-cell table:formula="of:=(RAND()*10)" office:value-type="float" office:value="8.70039137226053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0555769240137" calcext:value-type="float">
            <text:p>7</text:p>
          </table:table-cell>
          <table:table-cell table:formula="of:=(RAND()*10)" office:value-type="float" office:value="4.890278779013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17351498371739" calcext:value-type="float">
            <text:p>3</text:p>
          </table:table-cell>
          <table:table-cell table:formula="of:=(RAND()*10)" office:value-type="float" office:value="2.2138593545185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8116626459806" calcext:value-type="float">
            <text:p>5</text:p>
          </table:table-cell>
          <table:table-cell table:formula="of:=(RAND()*10)" office:value-type="float" office:value="7.147724207484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69150290926773" calcext:value-type="float">
            <text:p>7</text:p>
          </table:table-cell>
          <table:table-cell table:formula="of:=(RAND()*10)" office:value-type="float" office:value="1.7687814088458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2824164979592" calcext:value-type="float">
            <text:p>3</text:p>
          </table:table-cell>
          <table:table-cell table:formula="of:=(RAND()*10)" office:value-type="float" office:value="0.31658495339047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9152812755563" calcext:value-type="float">
            <text:p>3</text:p>
          </table:table-cell>
          <table:table-cell table:formula="of:=(RAND()*10)" office:value-type="float" office:value="5.0524286439333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3201364792195" calcext:value-type="float">
            <text:p>4</text:p>
          </table:table-cell>
          <table:table-cell table:formula="of:=(RAND()*10)" office:value-type="float" office:value="4.084742584435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0150716044771852" calcext:value-type="float">
            <text:p>0</text:p>
          </table:table-cell>
          <table:table-cell table:formula="of:=(RAND()*10)" office:value-type="float" office:value="6.3734298665976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73648584685992" calcext:value-type="float">
            <text:p>1</text:p>
          </table:table-cell>
          <table:table-cell table:formula="of:=(RAND()*10)" office:value-type="float" office:value="0.23319718901705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85510306513209" calcext:value-type="float">
            <text:p>9</text:p>
          </table:table-cell>
          <table:table-cell table:formula="of:=(RAND()*10)" office:value-type="float" office:value="2.5469093695953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648232585891" calcext:value-type="float">
            <text:p>6</text:p>
          </table:table-cell>
          <table:table-cell table:formula="of:=(RAND()*10)" office:value-type="float" office:value="5.2450384545874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32857877037498" calcext:value-type="float">
            <text:p>1</text:p>
          </table:table-cell>
          <table:table-cell table:formula="of:=(RAND()*10)" office:value-type="float" office:value="6.6564080665272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9803840460293" calcext:value-type="float">
            <text:p>6</text:p>
          </table:table-cell>
          <table:table-cell table:formula="of:=(RAND()*10)" office:value-type="float" office:value="2.5252725212996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3562481738886" calcext:value-type="float">
            <text:p>8</text:p>
          </table:table-cell>
          <table:table-cell table:formula="of:=(RAND()*10)" office:value-type="float" office:value="5.0294370142934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0121340213486" calcext:value-type="float">
            <text:p>4</text:p>
          </table:table-cell>
          <table:table-cell table:formula="of:=(RAND()*10)" office:value-type="float" office:value="7.0601717002838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84898392899698" calcext:value-type="float">
            <text:p>8</text:p>
          </table:table-cell>
          <table:table-cell table:formula="of:=(RAND()*10)" office:value-type="float" office:value="4.1630453136627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93818636679996" calcext:value-type="float">
            <text:p>2</text:p>
          </table:table-cell>
          <table:table-cell table:formula="of:=(RAND()*10)" office:value-type="float" office:value="4.6156537771077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79841502007513" calcext:value-type="float">
            <text:p>8</text:p>
          </table:table-cell>
          <table:table-cell table:formula="of:=(RAND()*10)" office:value-type="float" office:value="3.9913763714836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6583324669735" calcext:value-type="float">
            <text:p>9</text:p>
          </table:table-cell>
          <table:table-cell table:formula="of:=(RAND()*10)" office:value-type="float" office:value="9.1118327878352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1548247936216" calcext:value-type="float">
            <text:p>2</text:p>
          </table:table-cell>
          <table:table-cell table:formula="of:=(RAND()*10)" office:value-type="float" office:value="9.9839798933386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3598462040808" calcext:value-type="float">
            <text:p>6</text:p>
          </table:table-cell>
          <table:table-cell table:formula="of:=(RAND()*10)" office:value-type="float" office:value="4.4630634727967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1173106705447" calcext:value-type="float">
            <text:p>2</text:p>
          </table:table-cell>
          <table:table-cell table:formula="of:=(RAND()*10)" office:value-type="float" office:value="2.3246745623982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7164466338957" calcext:value-type="float">
            <text:p>6</text:p>
          </table:table-cell>
          <table:table-cell table:formula="of:=(RAND()*10)" office:value-type="float" office:value="7.6579720425860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56519715898221" calcext:value-type="float">
            <text:p>5</text:p>
          </table:table-cell>
          <table:table-cell table:formula="of:=(RAND()*10)" office:value-type="float" office:value="9.105807299691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6174888633382" calcext:value-type="float">
            <text:p>9</text:p>
          </table:table-cell>
          <table:table-cell table:formula="of:=(RAND()*10)" office:value-type="float" office:value="7.0229279342269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9795516428115" calcext:value-type="float">
            <text:p>1</text:p>
          </table:table-cell>
          <table:table-cell table:formula="of:=(RAND()*10)" office:value-type="float" office:value="9.71121584497034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5939026240482" calcext:value-type="float">
            <text:p>6</text:p>
          </table:table-cell>
          <table:table-cell table:formula="of:=(RAND()*10)" office:value-type="float" office:value="4.114903786759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5717221419006" calcext:value-type="float">
            <text:p>1</text:p>
          </table:table-cell>
          <table:table-cell table:formula="of:=(RAND()*10)" office:value-type="float" office:value="3.07245470341864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71350024651748" calcext:value-type="float">
            <text:p>3</text:p>
          </table:table-cell>
          <table:table-cell table:formula="of:=(RAND()*10)" office:value-type="float" office:value="1.5323172956530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3692779231597" calcext:value-type="float">
            <text:p>4</text:p>
          </table:table-cell>
          <table:table-cell table:formula="of:=(RAND()*10)" office:value-type="float" office:value="7.8133736025817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3226715693105" calcext:value-type="float">
            <text:p>4</text:p>
          </table:table-cell>
          <table:table-cell table:formula="of:=(RAND()*10)" office:value-type="float" office:value="2.4741207536642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2987886686029" calcext:value-type="float">
            <text:p>3</text:p>
          </table:table-cell>
          <table:table-cell table:formula="of:=(RAND()*10)" office:value-type="float" office:value="0.31510714967640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2645689535173" calcext:value-type="float">
            <text:p>2</text:p>
          </table:table-cell>
          <table:table-cell table:formula="of:=(RAND()*10)" office:value-type="float" office:value="3.9026737115617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9555775738013" calcext:value-type="float">
            <text:p>7</text:p>
          </table:table-cell>
          <table:table-cell table:formula="of:=(RAND()*10)" office:value-type="float" office:value="6.8088093428334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70633609623791" calcext:value-type="float">
            <text:p>0</text:p>
          </table:table-cell>
          <table:table-cell table:formula="of:=(RAND()*10)" office:value-type="float" office:value="8.899876908330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00014519870294" calcext:value-type="float">
            <text:p>9</text:p>
          </table:table-cell>
          <table:table-cell table:formula="of:=(RAND()*10)" office:value-type="float" office:value="5.6373446479315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9132180027379" calcext:value-type="float">
            <text:p>6</text:p>
          </table:table-cell>
          <table:table-cell table:formula="of:=(RAND()*10)" office:value-type="float" office:value="4.2837655038545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7686622720224" calcext:value-type="float">
            <text:p>8</text:p>
          </table:table-cell>
          <table:table-cell table:formula="of:=(RAND()*10)" office:value-type="float" office:value="3.3729609814724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3967738366837" calcext:value-type="float">
            <text:p>7</text:p>
          </table:table-cell>
          <table:table-cell table:formula="of:=(RAND()*10)" office:value-type="float" office:value="0.890632129325344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9554415705913" calcext:value-type="float">
            <text:p>4</text:p>
          </table:table-cell>
          <table:table-cell table:formula="of:=(RAND()*10)" office:value-type="float" office:value="7.0633188138527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5768480044641" calcext:value-type="float">
            <text:p>0</text:p>
          </table:table-cell>
          <table:table-cell table:formula="of:=(RAND()*10)" office:value-type="float" office:value="0.48296925783216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1464071386661" calcext:value-type="float">
            <text:p>7</text:p>
          </table:table-cell>
          <table:table-cell table:formula="of:=(RAND()*10)" office:value-type="float" office:value="2.9931181956647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9194515594929" calcext:value-type="float">
            <text:p>6</text:p>
          </table:table-cell>
          <table:table-cell table:formula="of:=(RAND()*10)" office:value-type="float" office:value="1.3150069537609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3110519608903" calcext:value-type="float">
            <text:p>10</text:p>
          </table:table-cell>
          <table:table-cell table:formula="of:=(RAND()*10)" office:value-type="float" office:value="8.0641106569444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1856874699904" calcext:value-type="float">
            <text:p>6</text:p>
          </table:table-cell>
          <table:table-cell table:formula="of:=(RAND()*10)" office:value-type="float" office:value="2.2511113544385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7277828875075" calcext:value-type="float">
            <text:p>6</text:p>
          </table:table-cell>
          <table:table-cell table:formula="of:=(RAND()*10)" office:value-type="float" office:value="2.5061452864357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3345887158712" calcext:value-type="float">
            <text:p>4</text:p>
          </table:table-cell>
          <table:table-cell table:formula="of:=(RAND()*10)" office:value-type="float" office:value="7.5455969474510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6791719459985" calcext:value-type="float">
            <text:p>5</text:p>
          </table:table-cell>
          <table:table-cell table:formula="of:=(RAND()*10)" office:value-type="float" office:value="8.6304816994136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5597335514799" calcext:value-type="float">
            <text:p>6</text:p>
          </table:table-cell>
          <table:table-cell table:formula="of:=(RAND()*10)" office:value-type="float" office:value="0.43611494836541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713167320476" calcext:value-type="float">
            <text:p>3</text:p>
          </table:table-cell>
          <table:table-cell table:formula="of:=(RAND()*10)" office:value-type="float" office:value="9.91107920663122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6421816064904" calcext:value-type="float">
            <text:p>8</text:p>
          </table:table-cell>
          <table:table-cell table:formula="of:=(RAND()*10)" office:value-type="float" office:value="3.0924137560758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54319368866535" calcext:value-type="float">
            <text:p>10</text:p>
          </table:table-cell>
          <table:table-cell table:formula="of:=(RAND()*10)" office:value-type="float" office:value="3.9023927159453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2992094127297" calcext:value-type="float">
            <text:p>7</text:p>
          </table:table-cell>
          <table:table-cell table:formula="of:=(RAND()*10)" office:value-type="float" office:value="9.4845490432468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42418202850452" calcext:value-type="float">
            <text:p>0</text:p>
          </table:table-cell>
          <table:table-cell table:formula="of:=(RAND()*10)" office:value-type="float" office:value="9.90247253416394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6619976464836" calcext:value-type="float">
            <text:p>9</text:p>
          </table:table-cell>
          <table:table-cell table:formula="of:=(RAND()*10)" office:value-type="float" office:value="4.0060905491199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90644359114498" calcext:value-type="float">
            <text:p>4</text:p>
          </table:table-cell>
          <table:table-cell table:formula="of:=(RAND()*10)" office:value-type="float" office:value="7.08890565449746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71109094366714" calcext:value-type="float">
            <text:p>8</text:p>
          </table:table-cell>
          <table:table-cell table:formula="of:=(RAND()*10)" office:value-type="float" office:value="1.8726873429740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7842772062029" calcext:value-type="float">
            <text:p>2</text:p>
          </table:table-cell>
          <table:table-cell table:formula="of:=(RAND()*10)" office:value-type="float" office:value="7.522525810298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1251276338234" calcext:value-type="float">
            <text:p>8</text:p>
          </table:table-cell>
          <table:table-cell table:formula="of:=(RAND()*10)" office:value-type="float" office:value="4.4646633903199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22276866683112" calcext:value-type="float">
            <text:p>7</text:p>
          </table:table-cell>
          <table:table-cell table:formula="of:=(RAND()*10)" office:value-type="float" office:value="0.029268565671687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7657640783462" calcext:value-type="float">
            <text:p>10</text:p>
          </table:table-cell>
          <table:table-cell table:formula="of:=(RAND()*10)" office:value-type="float" office:value="4.9336127281906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7920238325849" calcext:value-type="float">
            <text:p>4</text:p>
          </table:table-cell>
          <table:table-cell table:formula="of:=(RAND()*10)" office:value-type="float" office:value="3.2201906225390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8446364785471" calcext:value-type="float">
            <text:p>10</text:p>
          </table:table-cell>
          <table:table-cell table:formula="of:=(RAND()*10)" office:value-type="float" office:value="7.2562828840542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08674182356875" calcext:value-type="float">
            <text:p>9</text:p>
          </table:table-cell>
          <table:table-cell table:formula="of:=(RAND()*10)" office:value-type="float" office:value="5.0476640243995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61972021553185" calcext:value-type="float">
            <text:p>1</text:p>
          </table:table-cell>
          <table:table-cell table:formula="of:=(RAND()*10)" office:value-type="float" office:value="6.4099863972343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86031177356606" calcext:value-type="float">
            <text:p>3</text:p>
          </table:table-cell>
          <table:table-cell table:formula="of:=(RAND()*10)" office:value-type="float" office:value="8.3820740387794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8685396117075" calcext:value-type="float">
            <text:p>4</text:p>
          </table:table-cell>
          <table:table-cell table:formula="of:=(RAND()*10)" office:value-type="float" office:value="7.1254992813176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48027567213764" calcext:value-type="float">
            <text:p>7</text:p>
          </table:table-cell>
          <table:table-cell table:formula="of:=(RAND()*10)" office:value-type="float" office:value="1.6969351717768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1127013966041" calcext:value-type="float">
            <text:p>6</text:p>
          </table:table-cell>
          <table:table-cell table:formula="of:=(RAND()*10)" office:value-type="float" office:value="6.0950646682633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75725170285066" calcext:value-type="float">
            <text:p>5</text:p>
          </table:table-cell>
          <table:table-cell table:formula="of:=(RAND()*10)" office:value-type="float" office:value="0.070087962707934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68603016605" calcext:value-type="float">
            <text:p>7</text:p>
          </table:table-cell>
          <table:table-cell table:formula="of:=(RAND()*10)" office:value-type="float" office:value="6.1186960107806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88678877979703" calcext:value-type="float">
            <text:p>6</text:p>
          </table:table-cell>
          <table:table-cell table:formula="of:=(RAND()*10)" office:value-type="float" office:value="8.17140694449064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97374534179278" calcext:value-type="float">
            <text:p>8</text:p>
          </table:table-cell>
          <table:table-cell table:formula="of:=(RAND()*10)" office:value-type="float" office:value="5.6111508925445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29063531805417" calcext:value-type="float">
            <text:p>6</text:p>
          </table:table-cell>
          <table:table-cell table:formula="of:=(RAND()*10)" office:value-type="float" office:value="7.44313561929128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85428364621298" calcext:value-type="float">
            <text:p>5</text:p>
          </table:table-cell>
          <table:table-cell table:formula="of:=(RAND()*10)" office:value-type="float" office:value="5.6763259385740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4875950824192" calcext:value-type="float">
            <text:p>8</text:p>
          </table:table-cell>
          <table:table-cell table:formula="of:=(RAND()*10)" office:value-type="float" office:value="0.3860545281562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0652621639969" calcext:value-type="float">
            <text:p>1</text:p>
          </table:table-cell>
          <table:table-cell table:formula="of:=(RAND()*10)" office:value-type="float" office:value="7.2621686191537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55231908895747" calcext:value-type="float">
            <text:p>8</text:p>
          </table:table-cell>
          <table:table-cell table:formula="of:=(RAND()*10)" office:value-type="float" office:value="5.6813890719776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43845609485004" calcext:value-type="float">
            <text:p>8</text:p>
          </table:table-cell>
          <table:table-cell table:formula="of:=(RAND()*10)" office:value-type="float" office:value="8.6568252326604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446952307337" calcext:value-type="float">
            <text:p>2</text:p>
          </table:table-cell>
          <table:table-cell table:formula="of:=(RAND()*10)" office:value-type="float" office:value="8.8007780022217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8364483498739" calcext:value-type="float">
            <text:p>10</text:p>
          </table:table-cell>
          <table:table-cell table:formula="of:=(RAND()*10)" office:value-type="float" office:value="8.7469645072462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617365398646061" calcext:value-type="float">
            <text:p>1</text:p>
          </table:table-cell>
          <table:table-cell table:formula="of:=(RAND()*10)" office:value-type="float" office:value="4.8179311748038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5609541089576" calcext:value-type="float">
            <text:p>0</text:p>
          </table:table-cell>
          <table:table-cell table:formula="of:=(RAND()*10)" office:value-type="float" office:value="4.694172189312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09878287514021" calcext:value-type="float">
            <text:p>8</text:p>
          </table:table-cell>
          <table:table-cell table:formula="of:=(RAND()*10)" office:value-type="float" office:value="1.681836365635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6644585451272" calcext:value-type="float">
            <text:p>9</text:p>
          </table:table-cell>
          <table:table-cell table:formula="of:=(RAND()*10)" office:value-type="float" office:value="9.94289756840547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6656253682856" calcext:value-type="float">
            <text:p>6</text:p>
          </table:table-cell>
          <table:table-cell table:formula="of:=(RAND()*10)" office:value-type="float" office:value="2.6658261076972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34810720381738" calcext:value-type="float">
            <text:p>3</text:p>
          </table:table-cell>
          <table:table-cell table:formula="of:=(RAND()*10)" office:value-type="float" office:value="5.3812600209717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1675989540868" calcext:value-type="float">
            <text:p>5</text:p>
          </table:table-cell>
          <table:table-cell table:formula="of:=(RAND()*10)" office:value-type="float" office:value="8.5973380198266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8692283002339" calcext:value-type="float">
            <text:p>7</text:p>
          </table:table-cell>
          <table:table-cell table:formula="of:=(RAND()*10)" office:value-type="float" office:value="2.3642884107455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4289766520845" calcext:value-type="float">
            <text:p>4</text:p>
          </table:table-cell>
          <table:table-cell table:formula="of:=(RAND()*10)" office:value-type="float" office:value="5.7932300824452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2405109978294" calcext:value-type="float">
            <text:p>6</text:p>
          </table:table-cell>
          <table:table-cell table:formula="of:=(RAND()*10)" office:value-type="float" office:value="4.4610815862944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62422798530921" calcext:value-type="float">
            <text:p>5</text:p>
          </table:table-cell>
          <table:table-cell table:formula="of:=(RAND()*10)" office:value-type="float" office:value="4.04527606585318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01839337930912" calcext:value-type="float">
            <text:p>1</text:p>
          </table:table-cell>
          <table:table-cell table:formula="of:=(RAND()*10)" office:value-type="float" office:value="3.9838689899922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366312605887" calcext:value-type="float">
            <text:p>7</text:p>
          </table:table-cell>
          <table:table-cell table:formula="of:=(RAND()*10)" office:value-type="float" office:value="2.3459812176135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42866153104721" calcext:value-type="float">
            <text:p>4</text:p>
          </table:table-cell>
          <table:table-cell table:formula="of:=(RAND()*10)" office:value-type="float" office:value="6.3887099486496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2227711089388" calcext:value-type="float">
            <text:p>9</text:p>
          </table:table-cell>
          <table:table-cell table:formula="of:=(RAND()*10)" office:value-type="float" office:value="4.6318143783657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95611087216921" calcext:value-type="float">
            <text:p>2</text:p>
          </table:table-cell>
          <table:table-cell table:formula="of:=(RAND()*10)" office:value-type="float" office:value="1.1803621913671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5286533647851" calcext:value-type="float">
            <text:p>9</text:p>
          </table:table-cell>
          <table:table-cell table:formula="of:=(RAND()*10)" office:value-type="float" office:value="5.7667443700368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5159217923408" calcext:value-type="float">
            <text:p>10</text:p>
          </table:table-cell>
          <table:table-cell table:formula="of:=(RAND()*10)" office:value-type="float" office:value="0.46325289383198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3013139676673" calcext:value-type="float">
            <text:p>6</text:p>
          </table:table-cell>
          <table:table-cell table:formula="of:=(RAND()*10)" office:value-type="float" office:value="1.3265675670773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1953152638153" calcext:value-type="float">
            <text:p>8</text:p>
          </table:table-cell>
          <table:table-cell table:formula="of:=(RAND()*10)" office:value-type="float" office:value="5.4796068849086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22704319532584" calcext:value-type="float">
            <text:p>4</text:p>
          </table:table-cell>
          <table:table-cell table:formula="of:=(RAND()*10)" office:value-type="float" office:value="6.0286100895314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6508506930386" calcext:value-type="float">
            <text:p>7</text:p>
          </table:table-cell>
          <table:table-cell table:formula="of:=(RAND()*10)" office:value-type="float" office:value="2.45347117421389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4589158136916" calcext:value-type="float">
            <text:p>4</text:p>
          </table:table-cell>
          <table:table-cell table:formula="of:=(RAND()*10)" office:value-type="float" office:value="4.7276989766812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99796583369003" calcext:value-type="float">
            <text:p>0</text:p>
          </table:table-cell>
          <table:table-cell table:formula="of:=(RAND()*10)" office:value-type="float" office:value="9.2431214864273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21404180659103" calcext:value-type="float">
            <text:p>3</text:p>
          </table:table-cell>
          <table:table-cell table:formula="of:=(RAND()*10)" office:value-type="float" office:value="7.9015323888342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19381008220131" calcext:value-type="float">
            <text:p>1</text:p>
          </table:table-cell>
          <table:table-cell table:formula="of:=(RAND()*10)" office:value-type="float" office:value="2.5990367975121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43449860879639" calcext:value-type="float">
            <text:p>3</text:p>
          </table:table-cell>
          <table:table-cell table:formula="of:=(RAND()*10)" office:value-type="float" office:value="3.19156481431369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46228921342986" calcext:value-type="float">
            <text:p>9</text:p>
          </table:table-cell>
          <table:table-cell table:formula="of:=(RAND()*10)" office:value-type="float" office:value="1.4395487668569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58769584232383" calcext:value-type="float">
            <text:p>4</text:p>
          </table:table-cell>
          <table:table-cell table:formula="of:=(RAND()*10)" office:value-type="float" office:value="5.0278708193466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381241729657" calcext:value-type="float">
            <text:p>8</text:p>
          </table:table-cell>
          <table:table-cell table:formula="of:=(RAND()*10)" office:value-type="float" office:value="2.7832123221710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9487407961014" calcext:value-type="float">
            <text:p>6</text:p>
          </table:table-cell>
          <table:table-cell table:formula="of:=(RAND()*10)" office:value-type="float" office:value="3.0226996979777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5939537636668" calcext:value-type="float">
            <text:p>1</text:p>
          </table:table-cell>
          <table:table-cell table:formula="of:=(RAND()*10)" office:value-type="float" office:value="2.9884038466583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94124120785784" calcext:value-type="float">
            <text:p>1</text:p>
          </table:table-cell>
          <table:table-cell table:formula="of:=(RAND()*10)" office:value-type="float" office:value="4.2322540111066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827581241824" calcext:value-type="float">
            <text:p>8</text:p>
          </table:table-cell>
          <table:table-cell table:formula="of:=(RAND()*10)" office:value-type="float" office:value="4.91243435820534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79297531819596" calcext:value-type="float">
            <text:p>10</text:p>
          </table:table-cell>
          <table:table-cell table:formula="of:=(RAND()*10)" office:value-type="float" office:value="9.2173875230861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3745507585622" calcext:value-type="float">
            <text:p>8</text:p>
          </table:table-cell>
          <table:table-cell table:formula="of:=(RAND()*10)" office:value-type="float" office:value="2.74776741774552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7387895711428" calcext:value-type="float">
            <text:p>2</text:p>
          </table:table-cell>
          <table:table-cell table:formula="of:=(RAND()*10)" office:value-type="float" office:value="2.7664406213508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0125058716230029" calcext:value-type="float">
            <text:p>0</text:p>
          </table:table-cell>
          <table:table-cell table:formula="of:=(RAND()*10)" office:value-type="float" office:value="3.98742378964829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23802718835358" calcext:value-type="float">
            <text:p>5</text:p>
          </table:table-cell>
          <table:table-cell table:formula="of:=(RAND()*10)" office:value-type="float" office:value="1.7537141498045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194476782942651" calcext:value-type="float">
            <text:p>0</text:p>
          </table:table-cell>
          <table:table-cell table:formula="of:=(RAND()*10)" office:value-type="float" office:value="6.7467853570918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95427736104597" calcext:value-type="float">
            <text:p>4</text:p>
          </table:table-cell>
          <table:table-cell table:formula="of:=(RAND()*10)" office:value-type="float" office:value="9.50789071753106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05086843302703" calcext:value-type="float">
            <text:p>0</text:p>
          </table:table-cell>
          <table:table-cell table:formula="of:=(RAND()*10)" office:value-type="float" office:value="3.3388299233194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970282073945" calcext:value-type="float">
            <text:p>1</text:p>
          </table:table-cell>
          <table:table-cell table:formula="of:=(RAND()*10)" office:value-type="float" office:value="8.2850431652067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2059206642195" calcext:value-type="float">
            <text:p>7</text:p>
          </table:table-cell>
          <table:table-cell table:formula="of:=(RAND()*10)" office:value-type="float" office:value="2.99868472666051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56587985680875" calcext:value-type="float">
            <text:p>7</text:p>
          </table:table-cell>
          <table:table-cell table:formula="of:=(RAND()*10)" office:value-type="float" office:value="9.57730039808488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80983983545675" calcext:value-type="float">
            <text:p>2</text:p>
          </table:table-cell>
          <table:table-cell table:formula="of:=(RAND()*10)" office:value-type="float" office:value="6.1863924300870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60577229775306" calcext:value-type="float">
            <text:p>2</text:p>
          </table:table-cell>
          <table:table-cell table:formula="of:=(RAND()*10)" office:value-type="float" office:value="1.48341293700733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4399266374027" calcext:value-type="float">
            <text:p>2</text:p>
          </table:table-cell>
          <table:table-cell table:formula="of:=(RAND()*10)" office:value-type="float" office:value="8.6059321707519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86275352253233" calcext:value-type="float">
            <text:p>1</text:p>
          </table:table-cell>
          <table:table-cell table:formula="of:=(RAND()*10)" office:value-type="float" office:value="8.9218526850228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3453206479556" calcext:value-type="float">
            <text:p>10</text:p>
          </table:table-cell>
          <table:table-cell table:formula="of:=(RAND()*10)" office:value-type="float" office:value="5.4933978448854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21357179068166" calcext:value-type="float">
            <text:p>2</text:p>
          </table:table-cell>
          <table:table-cell table:formula="of:=(RAND()*10)" office:value-type="float" office:value="6.71984405045723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8771117080556" calcext:value-type="float">
            <text:p>7</text:p>
          </table:table-cell>
          <table:table-cell table:formula="of:=(RAND()*10)" office:value-type="float" office:value="2.8316433835909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09696715853559" calcext:value-type="float">
            <text:p>1</text:p>
          </table:table-cell>
          <table:table-cell table:formula="of:=(RAND()*10)" office:value-type="float" office:value="7.7071948440009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54628162883732" calcext:value-type="float">
            <text:p>10</text:p>
          </table:table-cell>
          <table:table-cell table:formula="of:=(RAND()*10)" office:value-type="float" office:value="0.750454695566817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6293881407006" calcext:value-type="float">
            <text:p>3</text:p>
          </table:table-cell>
          <table:table-cell table:formula="of:=(RAND()*10)" office:value-type="float" office:value="2.36023532536685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2188614279223" calcext:value-type="float">
            <text:p>10</text:p>
          </table:table-cell>
          <table:table-cell table:formula="of:=(RAND()*10)" office:value-type="float" office:value="2.6859992497421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0008625207709" calcext:value-type="float">
            <text:p>3</text:p>
          </table:table-cell>
          <table:table-cell table:formula="of:=(RAND()*10)" office:value-type="float" office:value="7.3919353801600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27851047671279" calcext:value-type="float">
            <text:p>9</text:p>
          </table:table-cell>
          <table:table-cell table:formula="of:=(RAND()*10)" office:value-type="float" office:value="0.750042733644168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3728937968836" calcext:value-type="float">
            <text:p>7</text:p>
          </table:table-cell>
          <table:table-cell table:formula="of:=(RAND()*10)" office:value-type="float" office:value="8.53591093442105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78072790602105" calcext:value-type="float">
            <text:p>2</text:p>
          </table:table-cell>
          <table:table-cell table:formula="of:=(RAND()*10)" office:value-type="float" office:value="5.33157987665116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35498972382978" calcext:value-type="float">
            <text:p>4</text:p>
          </table:table-cell>
          <table:table-cell table:formula="of:=(RAND()*10)" office:value-type="float" office:value="3.92396880810536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7212757454474" calcext:value-type="float">
            <text:p>4</text:p>
          </table:table-cell>
          <table:table-cell table:formula="of:=(RAND()*10)" office:value-type="float" office:value="0.65151714932594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5910881807868" calcext:value-type="float">
            <text:p>8</text:p>
          </table:table-cell>
          <table:table-cell table:formula="of:=(RAND()*10)" office:value-type="float" office:value="0.13570296655267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27211414508447" calcext:value-type="float">
            <text:p>6</text:p>
          </table:table-cell>
          <table:table-cell table:formula="of:=(RAND()*10)" office:value-type="float" office:value="5.0469255404039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28041179371522" calcext:value-type="float">
            <text:p>3</text:p>
          </table:table-cell>
          <table:table-cell table:formula="of:=(RAND()*10)" office:value-type="float" office:value="9.3528854955319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4489518544602" calcext:value-type="float">
            <text:p>1</text:p>
          </table:table-cell>
          <table:table-cell table:formula="of:=(RAND()*10)" office:value-type="float" office:value="8.9083549712732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23101964721884" calcext:value-type="float">
            <text:p>3</text:p>
          </table:table-cell>
          <table:table-cell table:formula="of:=(RAND()*10)" office:value-type="float" office:value="4.50138681217903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6761076744243" calcext:value-type="float">
            <text:p>9</text:p>
          </table:table-cell>
          <table:table-cell table:formula="of:=(RAND()*10)" office:value-type="float" office:value="2.0370082257607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85544135823055" calcext:value-type="float">
            <text:p>7</text:p>
          </table:table-cell>
          <table:table-cell table:formula="of:=(RAND()*10)" office:value-type="float" office:value="5.71298421934434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33507576986233" calcext:value-type="float">
            <text:p>9</text:p>
          </table:table-cell>
          <table:table-cell table:formula="of:=(RAND()*10)" office:value-type="float" office:value="7.7747100851560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5344418595624" calcext:value-type="float">
            <text:p>4</text:p>
          </table:table-cell>
          <table:table-cell table:formula="of:=(RAND()*10)" office:value-type="float" office:value="1.97100299390045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44001118913438" calcext:value-type="float">
            <text:p>6</text:p>
          </table:table-cell>
          <table:table-cell table:formula="of:=(RAND()*10)" office:value-type="float" office:value="5.38806207222169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346438725699" calcext:value-type="float">
            <text:p>3</text:p>
          </table:table-cell>
          <table:table-cell table:formula="of:=(RAND()*10)" office:value-type="float" office:value="0.796260510631846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94660529533741" calcext:value-type="float">
            <text:p>3</text:p>
          </table:table-cell>
          <table:table-cell table:formula="of:=(RAND()*10)" office:value-type="float" office:value="0.93004407739343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12518176345574" calcext:value-type="float">
            <text:p>4</text:p>
          </table:table-cell>
          <table:table-cell table:formula="of:=(RAND()*10)" office:value-type="float" office:value="5.373375146468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3.87500288606539" calcext:value-type="float">
            <text:p>4</text:p>
          </table:table-cell>
          <table:table-cell table:formula="of:=(RAND()*10)" office:value-type="float" office:value="0.39037528074977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9521573921201" calcext:value-type="float">
            <text:p>6</text:p>
          </table:table-cell>
          <table:table-cell table:formula="of:=(RAND()*10)" office:value-type="float" office:value="6.55613296586442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89309310968383" calcext:value-type="float">
            <text:p>10</text:p>
          </table:table-cell>
          <table:table-cell table:formula="of:=(RAND()*10)" office:value-type="float" office:value="8.6309430854870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4418407071298" calcext:value-type="float">
            <text:p>5</text:p>
          </table:table-cell>
          <table:table-cell table:formula="of:=(RAND()*10)" office:value-type="float" office:value="5.8655480413902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19040005985404" calcext:value-type="float">
            <text:p>6</text:p>
          </table:table-cell>
          <table:table-cell table:formula="of:=(RAND()*10)" office:value-type="float" office:value="5.4709559783871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63602141899785" calcext:value-type="float">
            <text:p>8</text:p>
          </table:table-cell>
          <table:table-cell table:formula="of:=(RAND()*10)" office:value-type="float" office:value="5.73675917946718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53375024523387" calcext:value-type="float">
            <text:p>2</text:p>
          </table:table-cell>
          <table:table-cell table:formula="of:=(RAND()*10)" office:value-type="float" office:value="0.40010750186888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33486214411599" calcext:value-type="float">
            <text:p>2</text:p>
          </table:table-cell>
          <table:table-cell table:formula="of:=(RAND()*10)" office:value-type="float" office:value="2.2705287119640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12596013310483" calcext:value-type="float">
            <text:p>1</text:p>
          </table:table-cell>
          <table:table-cell table:formula="of:=(RAND()*10)" office:value-type="float" office:value="4.61372519086951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770627688589948" calcext:value-type="float">
            <text:p>1</text:p>
          </table:table-cell>
          <table:table-cell table:formula="of:=(RAND()*10)" office:value-type="float" office:value="2.3204619042910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863778918483665" calcext:value-type="float">
            <text:p>1</text:p>
          </table:table-cell>
          <table:table-cell table:formula="of:=(RAND()*10)" office:value-type="float" office:value="9.72183183307915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96175566837001" calcext:value-type="float">
            <text:p>0</text:p>
          </table:table-cell>
          <table:table-cell table:formula="of:=(RAND()*10)" office:value-type="float" office:value="8.1166164688712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7651578160699" calcext:value-type="float">
            <text:p>1</text:p>
          </table:table-cell>
          <table:table-cell table:formula="of:=(RAND()*10)" office:value-type="float" office:value="2.11264559807273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34268079616269" calcext:value-type="float">
            <text:p>2</text:p>
          </table:table-cell>
          <table:table-cell table:formula="of:=(RAND()*10)" office:value-type="float" office:value="8.98967882695004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286148162156" calcext:value-type="float">
            <text:p>6</text:p>
          </table:table-cell>
          <table:table-cell table:formula="of:=(RAND()*10)" office:value-type="float" office:value="2.3589657508049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24870440380287" calcext:value-type="float">
            <text:p>2</text:p>
          </table:table-cell>
          <table:table-cell table:formula="of:=(RAND()*10)" office:value-type="float" office:value="2.6117579019530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02868510762081" calcext:value-type="float">
            <text:p>9</text:p>
          </table:table-cell>
          <table:table-cell table:formula="of:=(RAND()*10)" office:value-type="float" office:value="5.4715571323490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17515366080347" calcext:value-type="float">
            <text:p>9</text:p>
          </table:table-cell>
          <table:table-cell table:formula="of:=(RAND()*10)" office:value-type="float" office:value="3.17980610396065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31446156689502" calcext:value-type="float">
            <text:p>1</text:p>
          </table:table-cell>
          <table:table-cell table:formula="of:=(RAND()*10)" office:value-type="float" office:value="1.7816810714345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285707790785735" calcext:value-type="float">
            <text:p>0</text:p>
          </table:table-cell>
          <table:table-cell table:formula="of:=(RAND()*10)" office:value-type="float" office:value="7.1278327708961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66408139657027" calcext:value-type="float">
            <text:p>6</text:p>
          </table:table-cell>
          <table:table-cell table:formula="of:=(RAND()*10)" office:value-type="float" office:value="7.22356368117549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2232775953651" calcext:value-type="float">
            <text:p>7</text:p>
          </table:table-cell>
          <table:table-cell table:formula="of:=(RAND()*10)" office:value-type="float" office:value="8.7856846095956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0691981619346" calcext:value-type="float">
            <text:p>3</text:p>
          </table:table-cell>
          <table:table-cell table:formula="of:=(RAND()*10)" office:value-type="float" office:value="5.6407701761044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51407350343135" calcext:value-type="float">
            <text:p>10</text:p>
          </table:table-cell>
          <table:table-cell table:formula="of:=(RAND()*10)" office:value-type="float" office:value="6.18632058957662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56035330116157" calcext:value-type="float">
            <text:p>6</text:p>
          </table:table-cell>
          <table:table-cell table:formula="of:=(RAND()*10)" office:value-type="float" office:value="7.60127186502721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32774194304856" calcext:value-type="float">
            <text:p>6</text:p>
          </table:table-cell>
          <table:table-cell table:formula="of:=(RAND()*10)" office:value-type="float" office:value="6.15205689319245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06144611748623" calcext:value-type="float">
            <text:p>6</text:p>
          </table:table-cell>
          <table:table-cell table:formula="of:=(RAND()*10)" office:value-type="float" office:value="0.45132947354823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56993435667791" calcext:value-type="float">
            <text:p>7</text:p>
          </table:table-cell>
          <table:table-cell table:formula="of:=(RAND()*10)" office:value-type="float" office:value="8.2666296762945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63467676565112" calcext:value-type="float">
            <text:p>9</text:p>
          </table:table-cell>
          <table:table-cell table:formula="of:=(RAND()*10)" office:value-type="float" office:value="7.82159416002272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92735328077544" calcext:value-type="float">
            <text:p>7</text:p>
          </table:table-cell>
          <table:table-cell table:formula="of:=(RAND()*10)" office:value-type="float" office:value="6.2158004259924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46571276103355" calcext:value-type="float">
            <text:p>1</text:p>
          </table:table-cell>
          <table:table-cell table:formula="of:=(RAND()*10)" office:value-type="float" office:value="5.26449573235229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940247681290473" calcext:value-type="float">
            <text:p>1</text:p>
          </table:table-cell>
          <table:table-cell table:formula="of:=(RAND()*10)" office:value-type="float" office:value="1.7315118731578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72873008607583" calcext:value-type="float">
            <text:p>9</text:p>
          </table:table-cell>
          <table:table-cell table:formula="of:=(RAND()*10)" office:value-type="float" office:value="1.6412228017888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11684260704667" calcext:value-type="float">
            <text:p>9</text:p>
          </table:table-cell>
          <table:table-cell table:formula="of:=(RAND()*10)" office:value-type="float" office:value="4.36122903521735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93875044036755" calcext:value-type="float">
            <text:p>7</text:p>
          </table:table-cell>
          <table:table-cell table:formula="of:=(RAND()*10)" office:value-type="float" office:value="2.56122757202946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0946795875884" calcext:value-type="float">
            <text:p>8</text:p>
          </table:table-cell>
          <table:table-cell table:formula="of:=(RAND()*10)" office:value-type="float" office:value="3.74541241495182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9931231919747" calcext:value-type="float">
            <text:p>3</text:p>
          </table:table-cell>
          <table:table-cell table:formula="of:=(RAND()*10)" office:value-type="float" office:value="4.7312156416320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07722229168285" calcext:value-type="float">
            <text:p>5</text:p>
          </table:table-cell>
          <table:table-cell table:formula="of:=(RAND()*10)" office:value-type="float" office:value="2.5996041201439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1.29635421034447" calcext:value-type="float">
            <text:p>1</text:p>
          </table:table-cell>
          <table:table-cell table:formula="of:=(RAND()*10)" office:value-type="float" office:value="8.3950821063346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31531998833356" calcext:value-type="float">
            <text:p>7</text:p>
          </table:table-cell>
          <table:table-cell table:formula="of:=(RAND()*10)" office:value-type="float" office:value="9.32320888831467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3149813359631" calcext:value-type="float">
            <text:p>10</text:p>
          </table:table-cell>
          <table:table-cell table:formula="of:=(RAND()*10)" office:value-type="float" office:value="8.0642062433685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98813294226362" calcext:value-type="float">
            <text:p>5</text:p>
          </table:table-cell>
          <table:table-cell table:formula="of:=(RAND()*10)" office:value-type="float" office:value="1.41981279208569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393800101579353" calcext:value-type="float">
            <text:p>0</text:p>
          </table:table-cell>
          <table:table-cell table:formula="of:=(RAND()*10)" office:value-type="float" office:value="5.56317917840827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9.62274070391921" calcext:value-type="float">
            <text:p>10</text:p>
          </table:table-cell>
          <table:table-cell table:formula="of:=(RAND()*10)" office:value-type="float" office:value="0.061411683386411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6849589672067" calcext:value-type="float">
            <text:p>2</text:p>
          </table:table-cell>
          <table:table-cell table:formula="of:=(RAND()*10)" office:value-type="float" office:value="3.6943922306911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57291255714898" calcext:value-type="float">
            <text:p>3</text:p>
          </table:table-cell>
          <table:table-cell table:formula="of:=(RAND()*10)" office:value-type="float" office:value="5.0247809080472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65176291086797" calcext:value-type="float">
            <text:p>3</text:p>
          </table:table-cell>
          <table:table-cell table:formula="of:=(RAND()*10)" office:value-type="float" office:value="4.87563111878807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7.00304326586675" calcext:value-type="float">
            <text:p>7</text:p>
          </table:table-cell>
          <table:table-cell table:formula="of:=(RAND()*10)" office:value-type="float" office:value="3.03323767197957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93525037150613" calcext:value-type="float">
            <text:p>9</text:p>
          </table:table-cell>
          <table:table-cell table:formula="of:=(RAND()*10)" office:value-type="float" office:value="6.49820224094011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50119710515704" calcext:value-type="float">
            <text:p>1</text:p>
          </table:table-cell>
          <table:table-cell table:formula="of:=(RAND()*10)" office:value-type="float" office:value="2.63718808810494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57597698460809" calcext:value-type="float">
            <text:p>5</text:p>
          </table:table-cell>
          <table:table-cell table:formula="of:=(RAND()*10)" office:value-type="float" office:value="7.5450077490307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4.88997212605008" calcext:value-type="float">
            <text:p>5</text:p>
          </table:table-cell>
          <table:table-cell table:formula="of:=(RAND()*10)" office:value-type="float" office:value="9.03347228560768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548271432643243" calcext:value-type="float">
            <text:p>1</text:p>
          </table:table-cell>
          <table:table-cell table:formula="of:=(RAND()*10)" office:value-type="float" office:value="1.87620397191658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16089105459149" calcext:value-type="float">
            <text:p>8</text:p>
          </table:table-cell>
          <table:table-cell table:formula="of:=(RAND()*10)" office:value-type="float" office:value="4.33657283722891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2120862596079" calcext:value-type="float">
            <text:p>8</text:p>
          </table:table-cell>
          <table:table-cell table:formula="of:=(RAND()*10)" office:value-type="float" office:value="1.96739947055341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17492636430521" calcext:value-type="float">
            <text:p>2</text:p>
          </table:table-cell>
          <table:table-cell table:formula="of:=(RAND()*10)" office:value-type="float" office:value="2.6093136156518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8.05325471066228" calcext:value-type="float">
            <text:p>8</text:p>
          </table:table-cell>
          <table:table-cell table:formula="of:=(RAND()*10)" office:value-type="float" office:value="8.3667940928713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0.492645075908358" calcext:value-type="float">
            <text:p>0</text:p>
          </table:table-cell>
          <table:table-cell table:formula="of:=(RAND()*10)" office:value-type="float" office:value="1.93006791074884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33074562499123" calcext:value-type="float">
            <text:p>5</text:p>
          </table:table-cell>
          <table:table-cell table:formula="of:=(RAND()*10)" office:value-type="float" office:value="4.81888954555112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5.82428846639909" calcext:value-type="float">
            <text:p>6</text:p>
          </table:table-cell>
          <table:table-cell table:formula="of:=(RAND()*10)" office:value-type="float" office:value="2.8178222462970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2.04064958085801" calcext:value-type="float">
            <text:p>2</text:p>
          </table:table-cell>
          <table:table-cell table:formula="of:=(RAND()*10)" office:value-type="float" office:value="5.32746044622988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(RAND()*10)" office:value-type="float" office:value="6.79591957306863" calcext:value-type="float">
            <text:p>7</text:p>
          </table:table-cell>
          <table:table-cell table:formula="of:=(RAND()*10)" office:value-type="float" office:value="6.18696009360949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78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01:39:51.818989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36:29.433921559</meta:creation-date>
    <dc:date>2016-04-03T03:38:21.157841749</dc:date>
    <meta:editing-duration>PT2H19M55S</meta:editing-duration>
    <meta:editing-cycles>21</meta:editing-cycles>
    <meta:generator>LibreOffice/5.1.1.3$Linux_X86_64 LibreOffice_project/10m0$Build-3</meta:generator>
    <meta:document-statistic meta:table-count="1" meta:cell-count="2100" meta:object-count="0"/>
  </office:meta>
</office:document-meta>
</file>